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aram Set 1" table:style-name="ta1">
        <table:table-column table:style-name="co1" table:number-columns-repeated="21" table:default-cell-style-name="Default"/>
        <table:table-column table:style-name="co2" table:number-columns-repeated="1003" table:default-cell-style-name="Default"/>
        <table:table-row table:style-name="ro1">
          <table:table-cell table:style-name="ce1" office:value-type="string">
            <text:p>Generation</text:p>
          </table:table-cell>
          <table:table-cell table:style-name="ce1" office:value-type="string">
            <text:p>paramSet1_01.txt</text:p>
          </table:table-cell>
          <table:table-cell table:style-name="ce1" office:value-type="string">
            <text:p>paramSet1_02.txt</text:p>
          </table:table-cell>
          <table:table-cell table:style-name="ce1" office:value-type="string">
            <text:p>paramSet1_03.txt</text:p>
          </table:table-cell>
          <table:table-cell table:style-name="ce1" office:value-type="string">
            <text:p>paramSet1_04.txt</text:p>
          </table:table-cell>
          <table:table-cell table:style-name="ce1" office:value-type="string">
            <text:p>paramSet1_05.txt</text:p>
          </table:table-cell>
          <table:table-cell table:style-name="ce1" office:value-type="string">
            <text:p>paramSet1_06.txt</text:p>
          </table:table-cell>
          <table:table-cell table:style-name="ce1" office:value-type="string">
            <text:p>paramSet1_07.txt</text:p>
          </table:table-cell>
          <table:table-cell table:style-name="ce1" office:value-type="string">
            <text:p>paramSet1_08.txt</text:p>
          </table:table-cell>
          <table:table-cell table:style-name="ce1" office:value-type="string">
            <text:p>paramSet1_09.txt</text:p>
          </table:table-cell>
          <table:table-cell table:style-name="ce1" office:value-type="string">
            <text:p>paramSet1_10.txt</text:p>
          </table:table-cell>
          <table:table-cell table:style-name="ce1" office:value-type="string">
            <text:p>AVG Adjusted Fitness</text:p>
          </table:table-cell>
          <table:table-cell table:style-name="ce1" table:number-columns-repeated="101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80688">
            <text:p>1.80688</text:p>
          </table:table-cell>
          <table:table-cell office:value-type="float" office:value="151.297">
            <text:p>151.297</text:p>
          </table:table-cell>
          <table:table-cell office:value-type="float" office:value="151.311">
            <text:p>151.311</text:p>
          </table:table-cell>
          <table:table-cell office:value-type="float" office:value="2.55106">
            <text:p>2.55106</text:p>
          </table:table-cell>
          <table:table-cell office:value-type="float" office:value="4.71712">
            <text:p>4.71712</text:p>
          </table:table-cell>
          <table:table-cell office:value-type="float" office:value="301.4">
            <text:p>301.4</text:p>
          </table:table-cell>
          <table:table-cell office:value-type="float" office:value="3.7689">
            <text:p>3.7689</text:p>
          </table:table-cell>
          <table:table-cell office:value-type="float" office:value="154.665">
            <text:p>154.665</text:p>
          </table:table-cell>
          <table:table-cell office:value-type="float" office:value="302.482">
            <text:p>302.482</text:p>
          </table:table-cell>
          <table:table-cell office:value-type="float" office:value="154.972">
            <text:p>154.972</text:p>
          </table:table-cell>
          <table:table-cell table:formula="of:= 1 / (1 + AVERAGE([.B2:.K2]))" office:value-type="float" office:value="0.00807121419536742">
            <text:p>0.0080712142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31065">
            <text:p>1.31065</text:p>
          </table:table-cell>
          <table:table-cell office:value-type="float" office:value="1.15276">
            <text:p>1.15276</text:p>
          </table:table-cell>
          <table:table-cell office:value-type="float" office:value="2.05554">
            <text:p>2.05554</text:p>
          </table:table-cell>
          <table:table-cell office:value-type="float" office:value="0.852736">
            <text:p>0.852736</text:p>
          </table:table-cell>
          <table:table-cell office:value-type="float" office:value="0.69256">
            <text:p>0.69256</text:p>
          </table:table-cell>
          <table:table-cell office:value-type="float" office:value="2.40659">
            <text:p>2.40659</text:p>
          </table:table-cell>
          <table:table-cell office:value-type="float" office:value="1.60277">
            <text:p>1.60277</text:p>
          </table:table-cell>
          <table:table-cell office:value-type="float" office:value="0.923996">
            <text:p>0.923996</text:p>
          </table:table-cell>
          <table:table-cell office:value-type="float" office:value="1.04115">
            <text:p>1.04115</text:p>
          </table:table-cell>
          <table:table-cell office:value-type="float" office:value="2.09314">
            <text:p>2.09314</text:p>
          </table:table-cell>
          <table:table-cell table:formula="of:= 1 / (1 + AVERAGE([.B3:.K3]))" office:value-type="float" office:value="0.414389389775157">
            <text:p>0.4143893898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23719">
            <text:p>0.423719</text:p>
          </table:table-cell>
          <table:table-cell office:value-type="float" office:value="0.381326">
            <text:p>0.381326</text:p>
          </table:table-cell>
          <table:table-cell office:value-type="float" office:value="0.317892">
            <text:p>0.317892</text:p>
          </table:table-cell>
          <table:table-cell office:value-type="float" office:value="0.373167">
            <text:p>0.373167</text:p>
          </table:table-cell>
          <table:table-cell office:value-type="float" office:value="0.426286">
            <text:p>0.426286</text:p>
          </table:table-cell>
          <table:table-cell office:value-type="float" office:value="0.327043">
            <text:p>0.327043</text:p>
          </table:table-cell>
          <table:table-cell office:value-type="float" office:value="0.795587">
            <text:p>0.795587</text:p>
          </table:table-cell>
          <table:table-cell office:value-type="float" office:value="2.01001">
            <text:p>2.01001</text:p>
          </table:table-cell>
          <table:table-cell office:value-type="float" office:value="0.398853">
            <text:p>0.398853</text:p>
          </table:table-cell>
          <table:table-cell office:value-type="float" office:value="0.429052">
            <text:p>0.429052</text:p>
          </table:table-cell>
          <table:table-cell table:formula="of:= 1 / (1 + AVERAGE([.B4:.K4]))" office:value-type="float" office:value="0.629606555715301">
            <text:p>0.6296065557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88269">
            <text:p>0.288269</text:p>
          </table:table-cell>
          <table:table-cell office:value-type="float" office:value="0.224947">
            <text:p>0.224947</text:p>
          </table:table-cell>
          <table:table-cell office:value-type="float" office:value="0.206745">
            <text:p>0.206745</text:p>
          </table:table-cell>
          <table:table-cell office:value-type="float" office:value="0.273909">
            <text:p>0.273909</text:p>
          </table:table-cell>
          <table:table-cell office:value-type="float" office:value="0.225618">
            <text:p>0.225618</text:p>
          </table:table-cell>
          <table:table-cell office:value-type="float" office:value="0.279032">
            <text:p>0.279032</text:p>
          </table:table-cell>
          <table:table-cell office:value-type="float" office:value="0.287861">
            <text:p>0.287861</text:p>
          </table:table-cell>
          <table:table-cell office:value-type="float" office:value="0.239193">
            <text:p>0.239193</text:p>
          </table:table-cell>
          <table:table-cell office:value-type="float" office:value="0.216063">
            <text:p>0.216063</text:p>
          </table:table-cell>
          <table:table-cell office:value-type="float" office:value="0.24046">
            <text:p>0.24046</text:p>
          </table:table-cell>
          <table:table-cell table:formula="of:= 1 / (1 + AVERAGE([.B5:.K5]))" office:value-type="float" office:value="0.801147435402881">
            <text:p>0.8011474354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14097">
            <text:p>0.314097</text:p>
          </table:table-cell>
          <table:table-cell office:value-type="float" office:value="0.20653">
            <text:p>0.20653</text:p>
          </table:table-cell>
          <table:table-cell office:value-type="float" office:value="0.217072">
            <text:p>0.217072</text:p>
          </table:table-cell>
          <table:table-cell office:value-type="float" office:value="0.314731">
            <text:p>0.314731</text:p>
          </table:table-cell>
          <table:table-cell office:value-type="float" office:value="0.204467">
            <text:p>0.204467</text:p>
          </table:table-cell>
          <table:table-cell office:value-type="float" office:value="0.277727">
            <text:p>0.277727</text:p>
          </table:table-cell>
          <table:table-cell office:value-type="float" office:value="0.21908">
            <text:p>0.21908</text:p>
          </table:table-cell>
          <table:table-cell office:value-type="float" office:value="0.236196">
            <text:p>0.236196</text:p>
          </table:table-cell>
          <table:table-cell office:value-type="float" office:value="0.207467">
            <text:p>0.207467</text:p>
          </table:table-cell>
          <table:table-cell office:value-type="float" office:value="0.180665">
            <text:p>0.180665</text:p>
          </table:table-cell>
          <table:table-cell table:formula="of:= 1 / (1 + AVERAGE([.B6:.K6]))" office:value-type="float" office:value="0.807882868617564">
            <text:p>0.8078828686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33334">
            <text:p>0.33334</text:p>
          </table:table-cell>
          <table:table-cell office:value-type="float" office:value="0.264416">
            <text:p>0.264416</text:p>
          </table:table-cell>
          <table:table-cell office:value-type="float" office:value="0.222223">
            <text:p>0.222223</text:p>
          </table:table-cell>
          <table:table-cell office:value-type="float" office:value="0.439346">
            <text:p>0.439346</text:p>
          </table:table-cell>
          <table:table-cell office:value-type="float" office:value="0.227568">
            <text:p>0.227568</text:p>
          </table:table-cell>
          <table:table-cell office:value-type="float" office:value="0.262369">
            <text:p>0.262369</text:p>
          </table:table-cell>
          <table:table-cell office:value-type="float" office:value="0.195079">
            <text:p>0.195079</text:p>
          </table:table-cell>
          <table:table-cell office:value-type="float" office:value="0.206115">
            <text:p>0.206115</text:p>
          </table:table-cell>
          <table:table-cell office:value-type="float" office:value="0.214481">
            <text:p>0.214481</text:p>
          </table:table-cell>
          <table:table-cell office:value-type="float" office:value="0.184502">
            <text:p>0.184502</text:p>
          </table:table-cell>
          <table:table-cell table:formula="of:= 1 / (1 + AVERAGE([.B7:.K7]))" office:value-type="float" office:value="0.79684836907849">
            <text:p>0.7968483691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338663">
            <text:p>0.338663</text:p>
          </table:table-cell>
          <table:table-cell office:value-type="float" office:value="0.247731">
            <text:p>0.247731</text:p>
          </table:table-cell>
          <table:table-cell office:value-type="float" office:value="0.291346">
            <text:p>0.291346</text:p>
          </table:table-cell>
          <table:table-cell office:value-type="float" office:value="0.343244">
            <text:p>0.343244</text:p>
          </table:table-cell>
          <table:table-cell office:value-type="float" office:value="0.21454">
            <text:p>0.21454</text:p>
          </table:table-cell>
          <table:table-cell office:value-type="float" office:value="0.21699">
            <text:p>0.21699</text:p>
          </table:table-cell>
          <table:table-cell office:value-type="float" office:value="0.15127">
            <text:p>0.15127</text:p>
          </table:table-cell>
          <table:table-cell office:value-type="float" office:value="0.18968">
            <text:p>0.18968</text:p>
          </table:table-cell>
          <table:table-cell office:value-type="float" office:value="0.20721">
            <text:p>0.20721</text:p>
          </table:table-cell>
          <table:table-cell office:value-type="float" office:value="0.189207">
            <text:p>0.189207</text:p>
          </table:table-cell>
          <table:table-cell table:formula="of:= 1 / (1 + AVERAGE([.B8:.K8]))" office:value-type="float" office:value="0.80711025392415">
            <text:p>0.8071102539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7423">
            <text:p>0.27423</text:p>
          </table:table-cell>
          <table:table-cell office:value-type="float" office:value="0.272118">
            <text:p>0.272118</text:p>
          </table:table-cell>
          <table:table-cell office:value-type="float" office:value="0.316712">
            <text:p>0.316712</text:p>
          </table:table-cell>
          <table:table-cell office:value-type="float" office:value="0.372996">
            <text:p>0.372996</text:p>
          </table:table-cell>
          <table:table-cell office:value-type="float" office:value="0.244458">
            <text:p>0.244458</text:p>
          </table:table-cell>
          <table:table-cell office:value-type="float" office:value="0.21997">
            <text:p>0.21997</text:p>
          </table:table-cell>
          <table:table-cell office:value-type="float" office:value="0.141841">
            <text:p>0.141841</text:p>
          </table:table-cell>
          <table:table-cell office:value-type="float" office:value="0.183531">
            <text:p>0.183531</text:p>
          </table:table-cell>
          <table:table-cell office:value-type="float" office:value="0.225582">
            <text:p>0.225582</text:p>
          </table:table-cell>
          <table:table-cell office:value-type="float" office:value="0.213685">
            <text:p>0.213685</text:p>
          </table:table-cell>
          <table:table-cell table:formula="of:= 1 / (1 + AVERAGE([.B9:.K9]))" office:value-type="float" office:value="0.802238373419982">
            <text:p>0.8022383734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83524">
            <text:p>0.283524</text:p>
          </table:table-cell>
          <table:table-cell office:value-type="float" office:value="0.257682">
            <text:p>0.257682</text:p>
          </table:table-cell>
          <table:table-cell office:value-type="float" office:value="0.265413">
            <text:p>0.265413</text:p>
          </table:table-cell>
          <table:table-cell office:value-type="float" office:value="0.372297">
            <text:p>0.372297</text:p>
          </table:table-cell>
          <table:table-cell office:value-type="float" office:value="0.174451">
            <text:p>0.174451</text:p>
          </table:table-cell>
          <table:table-cell office:value-type="float" office:value="0.318995">
            <text:p>0.318995</text:p>
          </table:table-cell>
          <table:table-cell office:value-type="float" office:value="0.127405">
            <text:p>0.127405</text:p>
          </table:table-cell>
          <table:table-cell office:value-type="float" office:value="0.141177">
            <text:p>0.141177</text:p>
          </table:table-cell>
          <table:table-cell office:value-type="float" office:value="0.249387">
            <text:p>0.249387</text:p>
          </table:table-cell>
          <table:table-cell office:value-type="float" office:value="0.269738">
            <text:p>0.269738</text:p>
          </table:table-cell>
          <table:table-cell table:formula="of:= 1 / (1 + AVERAGE([.B10:.K10]))" office:value-type="float" office:value="0.802563773924526">
            <text:p>0.8025637739</text:p>
          </table:table-cell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34374">
            <text:p>0.34374</text:p>
          </table:table-cell>
          <table:table-cell office:value-type="float" office:value="0.211436">
            <text:p>0.211436</text:p>
          </table:table-cell>
          <table:table-cell office:value-type="float" office:value="0.263914">
            <text:p>0.263914</text:p>
          </table:table-cell>
          <table:table-cell office:value-type="float" office:value="0.331448">
            <text:p>0.331448</text:p>
          </table:table-cell>
          <table:table-cell office:value-type="float" office:value="0.153573">
            <text:p>0.153573</text:p>
          </table:table-cell>
          <table:table-cell office:value-type="float" office:value="0.220527">
            <text:p>0.220527</text:p>
          </table:table-cell>
          <table:table-cell office:value-type="float" office:value="0.0961355">
            <text:p>0.0961355</text:p>
          </table:table-cell>
          <table:table-cell office:value-type="float" office:value="0.142403">
            <text:p>0.142403</text:p>
          </table:table-cell>
          <table:table-cell office:value-type="float" office:value="0.254288">
            <text:p>0.254288</text:p>
          </table:table-cell>
          <table:table-cell office:value-type="float" office:value="0.259375">
            <text:p>0.259375</text:p>
          </table:table-cell>
          <table:table-cell table:formula="of:= 1 / (1 + AVERAGE([.B11:.K11]))" office:value-type="float" office:value="0.814541885963403">
            <text:p>0.814541886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64156">
            <text:p>0.564156</text:p>
          </table:table-cell>
          <table:table-cell office:value-type="float" office:value="0.223145">
            <text:p>0.223145</text:p>
          </table:table-cell>
          <table:table-cell office:value-type="float" office:value="0.294882">
            <text:p>0.294882</text:p>
          </table:table-cell>
          <table:table-cell office:value-type="float" office:value="0.333722">
            <text:p>0.333722</text:p>
          </table:table-cell>
          <table:table-cell office:value-type="float" office:value="0.105697">
            <text:p>0.105697</text:p>
          </table:table-cell>
          <table:table-cell office:value-type="float" office:value="0.304236">
            <text:p>0.304236</text:p>
          </table:table-cell>
          <table:table-cell office:value-type="float" office:value="0.0959335">
            <text:p>0.0959335</text:p>
          </table:table-cell>
          <table:table-cell office:value-type="float" office:value="0.0965198">
            <text:p>0.0965198</text:p>
          </table:table-cell>
          <table:table-cell office:value-type="float" office:value="0.179965">
            <text:p>0.179965</text:p>
          </table:table-cell>
          <table:table-cell office:value-type="float" office:value="0.262118">
            <text:p>0.262118</text:p>
          </table:table-cell>
          <table:table-cell table:formula="of:= 1 / (1 + AVERAGE([.B12:.K12]))" office:value-type="float" office:value="0.802544109770443">
            <text:p>0.8025441098</text:p>
          </table:table-cell>
          <table:table-cell table:number-columns-repeated="10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340015">
            <text:p>0.340015</text:p>
          </table:table-cell>
          <table:table-cell office:value-type="float" office:value="0.232538">
            <text:p>0.232538</text:p>
          </table:table-cell>
          <table:table-cell office:value-type="float" office:value="0.28865">
            <text:p>0.28865</text:p>
          </table:table-cell>
          <table:table-cell office:value-type="float" office:value="0.310401">
            <text:p>0.310401</text:p>
          </table:table-cell>
          <table:table-cell office:value-type="float" office:value="0.0863814">
            <text:p>0.0863814</text:p>
          </table:table-cell>
          <table:table-cell office:value-type="float" office:value="0.225093">
            <text:p>0.225093</text:p>
          </table:table-cell>
          <table:table-cell office:value-type="float" office:value="0.072445">
            <text:p>0.072445</text:p>
          </table:table-cell>
          <table:table-cell office:value-type="float" office:value="0.0925668">
            <text:p>0.0925668</text:p>
          </table:table-cell>
          <table:table-cell office:value-type="float" office:value="0.211533">
            <text:p>0.211533</text:p>
          </table:table-cell>
          <table:table-cell office:value-type="float" office:value="0.284329">
            <text:p>0.284329</text:p>
          </table:table-cell>
          <table:table-cell table:formula="of:= 1 / (1 + AVERAGE([.B13:.K13]))" office:value-type="float" office:value="0.823455151610363">
            <text:p>0.8234551516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379923">
            <text:p>0.379923</text:p>
          </table:table-cell>
          <table:table-cell office:value-type="float" office:value="0.187844">
            <text:p>0.187844</text:p>
          </table:table-cell>
          <table:table-cell office:value-type="float" office:value="0.236857">
            <text:p>0.236857</text:p>
          </table:table-cell>
          <table:table-cell office:value-type="float" office:value="0.329537">
            <text:p>0.329537</text:p>
          </table:table-cell>
          <table:table-cell office:value-type="float" office:value="0.0711087">
            <text:p>0.0711087</text:p>
          </table:table-cell>
          <table:table-cell office:value-type="float" office:value="0.397269">
            <text:p>0.397269</text:p>
          </table:table-cell>
          <table:table-cell office:value-type="float" office:value="0.0633414">
            <text:p>0.0633414</text:p>
          </table:table-cell>
          <table:table-cell office:value-type="float" office:value="0.0933419">
            <text:p>0.0933419</text:p>
          </table:table-cell>
          <table:table-cell office:value-type="float" office:value="0.249501">
            <text:p>0.249501</text:p>
          </table:table-cell>
          <table:table-cell office:value-type="float" office:value="0.306208">
            <text:p>0.306208</text:p>
          </table:table-cell>
          <table:table-cell table:formula="of:= 1 / (1 + AVERAGE([.B14:.K14]))" office:value-type="float" office:value="0.812022414092292">
            <text:p>0.8120224141</text:p>
          </table:table-cell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761281">
            <text:p>0.761281</text:p>
          </table:table-cell>
          <table:table-cell office:value-type="float" office:value="0.148145">
            <text:p>0.148145</text:p>
          </table:table-cell>
          <table:table-cell office:value-type="float" office:value="0.314119">
            <text:p>0.314119</text:p>
          </table:table-cell>
          <table:table-cell office:value-type="float" office:value="0.253448">
            <text:p>0.253448</text:p>
          </table:table-cell>
          <table:table-cell office:value-type="float" office:value="0.0661654">
            <text:p>0.0661654</text:p>
          </table:table-cell>
          <table:table-cell office:value-type="float" office:value="0.355716">
            <text:p>0.355716</text:p>
          </table:table-cell>
          <table:table-cell office:value-type="float" office:value="0.0525444">
            <text:p>0.0525444</text:p>
          </table:table-cell>
          <table:table-cell office:value-type="float" office:value="0.0810627">
            <text:p>0.0810627</text:p>
          </table:table-cell>
          <table:table-cell office:value-type="float" office:value="0.294843">
            <text:p>0.294843</text:p>
          </table:table-cell>
          <table:table-cell office:value-type="float" office:value="0.259451">
            <text:p>0.259451</text:p>
          </table:table-cell>
          <table:table-cell table:formula="of:= 1 / (1 + AVERAGE([.B15:.K15]))" office:value-type="float" office:value="0.794484655740463">
            <text:p>0.7944846557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662433">
            <text:p>0.662433</text:p>
          </table:table-cell>
          <table:table-cell office:value-type="float" office:value="0.118383">
            <text:p>0.118383</text:p>
          </table:table-cell>
          <table:table-cell office:value-type="float" office:value="0.36625">
            <text:p>0.36625</text:p>
          </table:table-cell>
          <table:table-cell office:value-type="float" office:value="0.308431">
            <text:p>0.308431</text:p>
          </table:table-cell>
          <table:table-cell office:value-type="float" office:value="0.0577194">
            <text:p>0.0577194</text:p>
          </table:table-cell>
          <table:table-cell office:value-type="float" office:value="0.298483">
            <text:p>0.298483</text:p>
          </table:table-cell>
          <table:table-cell office:value-type="float" office:value="0.0552801">
            <text:p>0.0552801</text:p>
          </table:table-cell>
          <table:table-cell office:value-type="float" office:value="0.0882503">
            <text:p>0.0882503</text:p>
          </table:table-cell>
          <table:table-cell office:value-type="float" office:value="0.232856">
            <text:p>0.232856</text:p>
          </table:table-cell>
          <table:table-cell office:value-type="float" office:value="0.243741">
            <text:p>0.243741</text:p>
          </table:table-cell>
          <table:table-cell table:formula="of:= 1 / (1 + AVERAGE([.B16:.K16]))" office:value-type="float" office:value="0.80438701092586">
            <text:p>0.8043870109</text:p>
          </table:table-cell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464187">
            <text:p>0.464187</text:p>
          </table:table-cell>
          <table:table-cell office:value-type="float" office:value="0.0915479">
            <text:p>0.0915479</text:p>
          </table:table-cell>
          <table:table-cell office:value-type="float" office:value="0.306438">
            <text:p>0.306438</text:p>
          </table:table-cell>
          <table:table-cell office:value-type="float" office:value="0.267944">
            <text:p>0.267944</text:p>
          </table:table-cell>
          <table:table-cell office:value-type="float" office:value="0.0610517">
            <text:p>0.0610517</text:p>
          </table:table-cell>
          <table:table-cell office:value-type="float" office:value="0.323011">
            <text:p>0.323011</text:p>
          </table:table-cell>
          <table:table-cell office:value-type="float" office:value="0.042764">
            <text:p>0.042764</text:p>
          </table:table-cell>
          <table:table-cell office:value-type="float" office:value="0.0646239">
            <text:p>0.0646239</text:p>
          </table:table-cell>
          <table:table-cell office:value-type="float" office:value="0.239465">
            <text:p>0.239465</text:p>
          </table:table-cell>
          <table:table-cell office:value-type="float" office:value="0.250816">
            <text:p>0.250816</text:p>
          </table:table-cell>
          <table:table-cell table:formula="of:= 1 / (1 + AVERAGE([.B17:.K17]))" office:value-type="float" office:value="0.825637804171675">
            <text:p>0.8256378042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468036">
            <text:p>0.468036</text:p>
          </table:table-cell>
          <table:table-cell office:value-type="float" office:value="0.109779">
            <text:p>0.109779</text:p>
          </table:table-cell>
          <table:table-cell office:value-type="float" office:value="0.266283">
            <text:p>0.266283</text:p>
          </table:table-cell>
          <table:table-cell office:value-type="float" office:value="0.278863">
            <text:p>0.278863</text:p>
          </table:table-cell>
          <table:table-cell office:value-type="float" office:value="0.0547558">
            <text:p>0.0547558</text:p>
          </table:table-cell>
          <table:table-cell office:value-type="float" office:value="0.298666">
            <text:p>0.298666</text:p>
          </table:table-cell>
          <table:table-cell office:value-type="float" office:value="0.0595878">
            <text:p>0.0595878</text:p>
          </table:table-cell>
          <table:table-cell office:value-type="float" office:value="0.0644997">
            <text:p>0.0644997</text:p>
          </table:table-cell>
          <table:table-cell office:value-type="float" office:value="0.222552">
            <text:p>0.222552</text:p>
          </table:table-cell>
          <table:table-cell office:value-type="float" office:value="0.274755">
            <text:p>0.274755</text:p>
          </table:table-cell>
          <table:table-cell table:formula="of:= 1 / (1 + AVERAGE([.B18:.K18]))" office:value-type="float" office:value="0.826598122284826">
            <text:p>0.8265981223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717964">
            <text:p>0.717964</text:p>
          </table:table-cell>
          <table:table-cell office:value-type="float" office:value="0.079711">
            <text:p>0.079711</text:p>
          </table:table-cell>
          <table:table-cell office:value-type="float" office:value="0.274853">
            <text:p>0.274853</text:p>
          </table:table-cell>
          <table:table-cell office:value-type="float" office:value="0.27313">
            <text:p>0.27313</text:p>
          </table:table-cell>
          <table:table-cell office:value-type="float" office:value="0.0685244">
            <text:p>0.0685244</text:p>
          </table:table-cell>
          <table:table-cell office:value-type="float" office:value="0.422758">
            <text:p>0.422758</text:p>
          </table:table-cell>
          <table:table-cell office:value-type="float" office:value="0.0443509">
            <text:p>0.0443509</text:p>
          </table:table-cell>
          <table:table-cell office:value-type="float" office:value="0.0596644">
            <text:p>0.0596644</text:p>
          </table:table-cell>
          <table:table-cell office:value-type="float" office:value="0.24623">
            <text:p>0.24623</text:p>
          </table:table-cell>
          <table:table-cell office:value-type="float" office:value="0.236109">
            <text:p>0.236109</text:p>
          </table:table-cell>
          <table:table-cell table:formula="of:= 1 / (1 + AVERAGE([.B19:.K19]))" office:value-type="float" office:value="0.804939449758042">
            <text:p>0.8049394498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542947">
            <text:p>0.542947</text:p>
          </table:table-cell>
          <table:table-cell office:value-type="float" office:value="0.0614899">
            <text:p>0.0614899</text:p>
          </table:table-cell>
          <table:table-cell office:value-type="float" office:value="0.294998">
            <text:p>0.294998</text:p>
          </table:table-cell>
          <table:table-cell office:value-type="float" office:value="0.264913">
            <text:p>0.264913</text:p>
          </table:table-cell>
          <table:table-cell office:value-type="float" office:value="0.0525888">
            <text:p>0.0525888</text:p>
          </table:table-cell>
          <table:table-cell office:value-type="float" office:value="0.302385">
            <text:p>0.302385</text:p>
          </table:table-cell>
          <table:table-cell office:value-type="float" office:value="0.0402162">
            <text:p>0.0402162</text:p>
          </table:table-cell>
          <table:table-cell office:value-type="float" office:value="0.0517442">
            <text:p>0.0517442</text:p>
          </table:table-cell>
          <table:table-cell office:value-type="float" office:value="0.246528">
            <text:p>0.246528</text:p>
          </table:table-cell>
          <table:table-cell office:value-type="float" office:value="0.275824">
            <text:p>0.275824</text:p>
          </table:table-cell>
          <table:table-cell table:formula="of:= 1 / (1 + AVERAGE([.B20:.K20]))" office:value-type="float" office:value="0.824155394631523">
            <text:p>0.8241553946</text:p>
          </table:table-cell>
          <table:table-cell table:number-columns-repeated="101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931638">
            <text:p>0.931638</text:p>
          </table:table-cell>
          <table:table-cell office:value-type="float" office:value="0.0628365">
            <text:p>0.0628365</text:p>
          </table:table-cell>
          <table:table-cell office:value-type="float" office:value="0.279448">
            <text:p>0.279448</text:p>
          </table:table-cell>
          <table:table-cell office:value-type="float" office:value="0.307765">
            <text:p>0.307765</text:p>
          </table:table-cell>
          <table:table-cell office:value-type="float" office:value="0.0640999">
            <text:p>0.0640999</text:p>
          </table:table-cell>
          <table:table-cell office:value-type="float" office:value="0.435728">
            <text:p>0.435728</text:p>
          </table:table-cell>
          <table:table-cell office:value-type="float" office:value="0.052751">
            <text:p>0.052751</text:p>
          </table:table-cell>
          <table:table-cell office:value-type="float" office:value="0.0509362">
            <text:p>0.0509362</text:p>
          </table:table-cell>
          <table:table-cell office:value-type="float" office:value="0.185175">
            <text:p>0.185175</text:p>
          </table:table-cell>
          <table:table-cell office:value-type="float" office:value="0.27216">
            <text:p>0.27216</text:p>
          </table:table-cell>
          <table:table-cell table:formula="of:= 1 / (1 + AVERAGE([.B21:.K21]))" office:value-type="float" office:value="0.790980443672954">
            <text:p>0.7909804437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690843">
            <text:p>0.690843</text:p>
          </table:table-cell>
          <table:table-cell office:value-type="float" office:value="0.0840809">
            <text:p>0.0840809</text:p>
          </table:table-cell>
          <table:table-cell office:value-type="float" office:value="0.243223">
            <text:p>0.243223</text:p>
          </table:table-cell>
          <table:table-cell office:value-type="float" office:value="0.268491">
            <text:p>0.268491</text:p>
          </table:table-cell>
          <table:table-cell office:value-type="float" office:value="0.0471976">
            <text:p>0.0471976</text:p>
          </table:table-cell>
          <table:table-cell office:value-type="float" office:value="0.391352">
            <text:p>0.391352</text:p>
          </table:table-cell>
          <table:table-cell office:value-type="float" office:value="0.0639043">
            <text:p>0.0639043</text:p>
          </table:table-cell>
          <table:table-cell office:value-type="float" office:value="0.0558915">
            <text:p>0.0558915</text:p>
          </table:table-cell>
          <table:table-cell office:value-type="float" office:value="0.198562">
            <text:p>0.198562</text:p>
          </table:table-cell>
          <table:table-cell office:value-type="float" office:value="0.264297">
            <text:p>0.264297</text:p>
          </table:table-cell>
          <table:table-cell table:formula="of:= 1 / (1 + AVERAGE([.B22:.K22]))" office:value-type="float" office:value="0.812490098284733">
            <text:p>0.8124900983</text:p>
          </table:table-cell>
          <table:table-cell table:number-columns-repeated="101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564327">
            <text:p>0.564327</text:p>
          </table:table-cell>
          <table:table-cell office:value-type="float" office:value="0.0875206">
            <text:p>0.0875206</text:p>
          </table:table-cell>
          <table:table-cell office:value-type="float" office:value="0.282671">
            <text:p>0.282671</text:p>
          </table:table-cell>
          <table:table-cell office:value-type="float" office:value="0.253632">
            <text:p>0.253632</text:p>
          </table:table-cell>
          <table:table-cell office:value-type="float" office:value="0.0573012">
            <text:p>0.0573012</text:p>
          </table:table-cell>
          <table:table-cell office:value-type="float" office:value="0.258796">
            <text:p>0.258796</text:p>
          </table:table-cell>
          <table:table-cell office:value-type="float" office:value="0.0543437">
            <text:p>0.0543437</text:p>
          </table:table-cell>
          <table:table-cell office:value-type="float" office:value="0.0402086">
            <text:p>0.0402086</text:p>
          </table:table-cell>
          <table:table-cell office:value-type="float" office:value="0.178992">
            <text:p>0.178992</text:p>
          </table:table-cell>
          <table:table-cell office:value-type="float" office:value="0.307499">
            <text:p>0.307499</text:p>
          </table:table-cell>
          <table:table-cell table:formula="of:= 1 / (1 + AVERAGE([.B23:.K23]))" office:value-type="float" office:value="0.827452141388634">
            <text:p>0.8274521414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780869">
            <text:p>0.780869</text:p>
          </table:table-cell>
          <table:table-cell office:value-type="float" office:value="0.0911717">
            <text:p>0.0911717</text:p>
          </table:table-cell>
          <table:table-cell office:value-type="float" office:value="0.291199">
            <text:p>0.291199</text:p>
          </table:table-cell>
          <table:table-cell office:value-type="float" office:value="0.245474">
            <text:p>0.245474</text:p>
          </table:table-cell>
          <table:table-cell office:value-type="float" office:value="0.0638871">
            <text:p>0.0638871</text:p>
          </table:table-cell>
          <table:table-cell office:value-type="float" office:value="0.344865">
            <text:p>0.344865</text:p>
          </table:table-cell>
          <table:table-cell office:value-type="float" office:value="0.0469025">
            <text:p>0.0469025</text:p>
          </table:table-cell>
          <table:table-cell office:value-type="float" office:value="0.0436717">
            <text:p>0.0436717</text:p>
          </table:table-cell>
          <table:table-cell office:value-type="float" office:value="0.213548">
            <text:p>0.213548</text:p>
          </table:table-cell>
          <table:table-cell office:value-type="float" office:value="0.25334">
            <text:p>0.25334</text:p>
          </table:table-cell>
          <table:table-cell table:formula="of:= 1 / (1 + AVERAGE([.B24:.K24]))" office:value-type="float" office:value="0.808085509669228">
            <text:p>0.8080855097</text:p>
          </table:table-cell>
          <table:table-cell table:number-columns-repeated="101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499211">
            <text:p>0.499211</text:p>
          </table:table-cell>
          <table:table-cell office:value-type="float" office:value="0.0578283">
            <text:p>0.0578283</text:p>
          </table:table-cell>
          <table:table-cell office:value-type="float" office:value="0.261027">
            <text:p>0.261027</text:p>
          </table:table-cell>
          <table:table-cell office:value-type="float" office:value="0.25066">
            <text:p>0.25066</text:p>
          </table:table-cell>
          <table:table-cell office:value-type="float" office:value="0.0565881">
            <text:p>0.0565881</text:p>
          </table:table-cell>
          <table:table-cell office:value-type="float" office:value="0.218465">
            <text:p>0.218465</text:p>
          </table:table-cell>
          <table:table-cell office:value-type="float" office:value="0.0758832">
            <text:p>0.0758832</text:p>
          </table:table-cell>
          <table:table-cell office:value-type="float" office:value="0.0526878">
            <text:p>0.0526878</text:p>
          </table:table-cell>
          <table:table-cell office:value-type="float" office:value="0.13351">
            <text:p>0.13351</text:p>
          </table:table-cell>
          <table:table-cell office:value-type="float" office:value="0.264913">
            <text:p>0.264913</text:p>
          </table:table-cell>
          <table:table-cell table:formula="of:= 1 / (1 + AVERAGE([.B25:.K25]))" office:value-type="float" office:value="0.842405095526463">
            <text:p>0.8424050955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490863">
            <text:p>0.490863</text:p>
          </table:table-cell>
          <table:table-cell office:value-type="float" office:value="0.0796117">
            <text:p>0.0796117</text:p>
          </table:table-cell>
          <table:table-cell office:value-type="float" office:value="0.303875">
            <text:p>0.303875</text:p>
          </table:table-cell>
          <table:table-cell office:value-type="float" office:value="0.266369">
            <text:p>0.266369</text:p>
          </table:table-cell>
          <table:table-cell office:value-type="float" office:value="0.0711149">
            <text:p>0.0711149</text:p>
          </table:table-cell>
          <table:table-cell office:value-type="float" office:value="0.556439">
            <text:p>0.556439</text:p>
          </table:table-cell>
          <table:table-cell office:value-type="float" office:value="0.0719797">
            <text:p>0.0719797</text:p>
          </table:table-cell>
          <table:table-cell office:value-type="float" office:value="0.0459235">
            <text:p>0.0459235</text:p>
          </table:table-cell>
          <table:table-cell office:value-type="float" office:value="0.125395">
            <text:p>0.125395</text:p>
          </table:table-cell>
          <table:table-cell office:value-type="float" office:value="0.250823">
            <text:p>0.250823</text:p>
          </table:table-cell>
          <table:table-cell table:formula="of:= 1 / (1 + AVERAGE([.B26:.K26]))" office:value-type="float" office:value="0.815501456167555">
            <text:p>0.8155014562</text:p>
          </table:table-cell>
          <table:table-cell table:number-columns-repeated="101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717658">
            <text:p>0.717658</text:p>
          </table:table-cell>
          <table:table-cell office:value-type="float" office:value="0.0715603">
            <text:p>0.0715603</text:p>
          </table:table-cell>
          <table:table-cell office:value-type="float" office:value="0.270701">
            <text:p>0.270701</text:p>
          </table:table-cell>
          <table:table-cell office:value-type="float" office:value="0.256755">
            <text:p>0.256755</text:p>
          </table:table-cell>
          <table:table-cell office:value-type="float" office:value="0.0658436">
            <text:p>0.0658436</text:p>
          </table:table-cell>
          <table:table-cell office:value-type="float" office:value="0.304669">
            <text:p>0.304669</text:p>
          </table:table-cell>
          <table:table-cell office:value-type="float" office:value="0.056107">
            <text:p>0.056107</text:p>
          </table:table-cell>
          <table:table-cell office:value-type="float" office:value="0.0675089">
            <text:p>0.0675089</text:p>
          </table:table-cell>
          <table:table-cell office:value-type="float" office:value="0.0963328">
            <text:p>0.0963328</text:p>
          </table:table-cell>
          <table:table-cell office:value-type="float" office:value="0.297513">
            <text:p>0.297513</text:p>
          </table:table-cell>
          <table:table-cell table:formula="of:= 1 / (1 + AVERAGE([.B27:.K27]))" office:value-type="float" office:value="0.819359928150656">
            <text:p>0.8193599282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783917">
            <text:p>0.783917</text:p>
          </table:table-cell>
          <table:table-cell office:value-type="float" office:value="0.0608176">
            <text:p>0.0608176</text:p>
          </table:table-cell>
          <table:table-cell office:value-type="float" office:value="0.327996">
            <text:p>0.327996</text:p>
          </table:table-cell>
          <table:table-cell office:value-type="float" office:value="0.258969">
            <text:p>0.258969</text:p>
          </table:table-cell>
          <table:table-cell office:value-type="float" office:value="0.0563457">
            <text:p>0.0563457</text:p>
          </table:table-cell>
          <table:table-cell office:value-type="float" office:value="0.459444">
            <text:p>0.459444</text:p>
          </table:table-cell>
          <table:table-cell office:value-type="float" office:value="0.0433594">
            <text:p>0.0433594</text:p>
          </table:table-cell>
          <table:table-cell office:value-type="float" office:value="0.05063">
            <text:p>0.05063</text:p>
          </table:table-cell>
          <table:table-cell office:value-type="float" office:value="0.1029">
            <text:p>0.1029</text:p>
          </table:table-cell>
          <table:table-cell office:value-type="float" office:value="0.323666">
            <text:p>0.323666</text:p>
          </table:table-cell>
          <table:table-cell table:formula="of:= 1 / (1 + AVERAGE([.B28:.K28]))" office:value-type="float" office:value="0.802050380842796">
            <text:p>0.8020503808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544405">
            <text:p>0.544405</text:p>
          </table:table-cell>
          <table:table-cell office:value-type="float" office:value="0.0614142">
            <text:p>0.0614142</text:p>
          </table:table-cell>
          <table:table-cell office:value-type="float" office:value="0.279581">
            <text:p>0.279581</text:p>
          </table:table-cell>
          <table:table-cell office:value-type="float" office:value="0.256301">
            <text:p>0.256301</text:p>
          </table:table-cell>
          <table:table-cell office:value-type="float" office:value="0.0565485">
            <text:p>0.0565485</text:p>
          </table:table-cell>
          <table:table-cell office:value-type="float" office:value="0.668669">
            <text:p>0.668669</text:p>
          </table:table-cell>
          <table:table-cell office:value-type="float" office:value="0.0489889">
            <text:p>0.0489889</text:p>
          </table:table-cell>
          <table:table-cell office:value-type="float" office:value="0.0279738">
            <text:p>0.0279738</text:p>
          </table:table-cell>
          <table:table-cell office:value-type="float" office:value="0.145534">
            <text:p>0.145534</text:p>
          </table:table-cell>
          <table:table-cell office:value-type="float" office:value="0.30516">
            <text:p>0.30516</text:p>
          </table:table-cell>
          <table:table-cell table:formula="of:= 1 / (1 + AVERAGE([.B29:.K29]))" office:value-type="float" office:value="0.806804563873967">
            <text:p>0.8068045639</text:p>
          </table:table-cell>
          <table:table-cell table:number-columns-repeated="101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571305">
            <text:p>0.571305</text:p>
          </table:table-cell>
          <table:table-cell office:value-type="float" office:value="0.084268">
            <text:p>0.084268</text:p>
          </table:table-cell>
          <table:table-cell office:value-type="float" office:value="0.265886">
            <text:p>0.265886</text:p>
          </table:table-cell>
          <table:table-cell office:value-type="float" office:value="0.250811">
            <text:p>0.250811</text:p>
          </table:table-cell>
          <table:table-cell office:value-type="float" office:value="0.0532869">
            <text:p>0.0532869</text:p>
          </table:table-cell>
          <table:table-cell office:value-type="float" office:value="0.366267">
            <text:p>0.366267</text:p>
          </table:table-cell>
          <table:table-cell office:value-type="float" office:value="0.0454489">
            <text:p>0.0454489</text:p>
          </table:table-cell>
          <table:table-cell office:value-type="float" office:value="0.0416641">
            <text:p>0.0416641</text:p>
          </table:table-cell>
          <table:table-cell office:value-type="float" office:value="0.0922555">
            <text:p>0.0922555</text:p>
          </table:table-cell>
          <table:table-cell office:value-type="float" office:value="0.291153">
            <text:p>0.291153</text:p>
          </table:table-cell>
          <table:table-cell table:formula="of:= 1 / (1 + AVERAGE([.B30:.K30]))" office:value-type="float" office:value="0.82902616932193">
            <text:p>0.8290261693</text:p>
          </table:table-cell>
          <table:table-cell table:number-columns-repeated="101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52722">
            <text:p>0.52722</text:p>
          </table:table-cell>
          <table:table-cell office:value-type="float" office:value="0.0664666">
            <text:p>0.0664666</text:p>
          </table:table-cell>
          <table:table-cell office:value-type="float" office:value="0.345664">
            <text:p>0.345664</text:p>
          </table:table-cell>
          <table:table-cell office:value-type="float" office:value="0.266673">
            <text:p>0.266673</text:p>
          </table:table-cell>
          <table:table-cell office:value-type="float" office:value="0.0636373">
            <text:p>0.0636373</text:p>
          </table:table-cell>
          <table:table-cell office:value-type="float" office:value="0.319045">
            <text:p>0.319045</text:p>
          </table:table-cell>
          <table:table-cell office:value-type="float" office:value="0.0520262">
            <text:p>0.0520262</text:p>
          </table:table-cell>
          <table:table-cell office:value-type="float" office:value="0.0302619">
            <text:p>0.0302619</text:p>
          </table:table-cell>
          <table:table-cell office:value-type="float" office:value="0.0937109">
            <text:p>0.0937109</text:p>
          </table:table-cell>
          <table:table-cell office:value-type="float" office:value="0.238584">
            <text:p>0.238584</text:p>
          </table:table-cell>
          <table:table-cell table:formula="of:= 1 / (1 + AVERAGE([.B31:.K31]))" office:value-type="float" office:value="0.833105000080436">
            <text:p>0.8331050001</text:p>
          </table:table-cell>
          <table:table-cell table:number-columns-repeated="101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732321">
            <text:p>0.732321</text:p>
          </table:table-cell>
          <table:table-cell office:value-type="float" office:value="0.0597296">
            <text:p>0.0597296</text:p>
          </table:table-cell>
          <table:table-cell office:value-type="float" office:value="0.365631">
            <text:p>0.365631</text:p>
          </table:table-cell>
          <table:table-cell office:value-type="float" office:value="0.236163">
            <text:p>0.236163</text:p>
          </table:table-cell>
          <table:table-cell office:value-type="float" office:value="0.0593355">
            <text:p>0.0593355</text:p>
          </table:table-cell>
          <table:table-cell office:value-type="float" office:value="0.34705">
            <text:p>0.34705</text:p>
          </table:table-cell>
          <table:table-cell office:value-type="float" office:value="0.0404073">
            <text:p>0.0404073</text:p>
          </table:table-cell>
          <table:table-cell office:value-type="float" office:value="0.0333132">
            <text:p>0.0333132</text:p>
          </table:table-cell>
          <table:table-cell office:value-type="float" office:value="0.0894936">
            <text:p>0.0894936</text:p>
          </table:table-cell>
          <table:table-cell office:value-type="float" office:value="0.340849">
            <text:p>0.340849</text:p>
          </table:table-cell>
          <table:table-cell table:formula="of:= 1 / (1 + AVERAGE([.B32:.K32]))" office:value-type="float" office:value="0.812724456208504">
            <text:p>0.8127244562</text:p>
          </table:table-cell>
          <table:table-cell table:number-columns-repeated="101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617643">
            <text:p>0.617643</text:p>
          </table:table-cell>
          <table:table-cell office:value-type="float" office:value="0.0634892">
            <text:p>0.0634892</text:p>
          </table:table-cell>
          <table:table-cell office:value-type="float" office:value="0.323002">
            <text:p>0.323002</text:p>
          </table:table-cell>
          <table:table-cell office:value-type="float" office:value="0.249447">
            <text:p>0.249447</text:p>
          </table:table-cell>
          <table:table-cell office:value-type="float" office:value="0.0467807">
            <text:p>0.0467807</text:p>
          </table:table-cell>
          <table:table-cell office:value-type="float" office:value="0.495862">
            <text:p>0.495862</text:p>
          </table:table-cell>
          <table:table-cell office:value-type="float" office:value="0.0532668">
            <text:p>0.0532668</text:p>
          </table:table-cell>
          <table:table-cell office:value-type="float" office:value="0.0369928">
            <text:p>0.0369928</text:p>
          </table:table-cell>
          <table:table-cell office:value-type="float" office:value="0.1077">
            <text:p>0.1077</text:p>
          </table:table-cell>
          <table:table-cell office:value-type="float" office:value="0.379369">
            <text:p>0.379369</text:p>
          </table:table-cell>
          <table:table-cell table:formula="of:= 1 / (1 + AVERAGE([.B33:.K33]))" office:value-type="float" office:value="0.808175340105439">
            <text:p>0.8081753401</text:p>
          </table:table-cell>
          <table:table-cell table:number-columns-repeated="101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921697">
            <text:p>0.921697</text:p>
          </table:table-cell>
          <table:table-cell office:value-type="float" office:value="0.0508031">
            <text:p>0.0508031</text:p>
          </table:table-cell>
          <table:table-cell office:value-type="float" office:value="0.399957">
            <text:p>0.399957</text:p>
          </table:table-cell>
          <table:table-cell office:value-type="float" office:value="0.266066">
            <text:p>0.266066</text:p>
          </table:table-cell>
          <table:table-cell office:value-type="float" office:value="0.0519587">
            <text:p>0.0519587</text:p>
          </table:table-cell>
          <table:table-cell office:value-type="float" office:value="0.400964">
            <text:p>0.400964</text:p>
          </table:table-cell>
          <table:table-cell office:value-type="float" office:value="0.0514661">
            <text:p>0.0514661</text:p>
          </table:table-cell>
          <table:table-cell office:value-type="float" office:value="0.0377332">
            <text:p>0.0377332</text:p>
          </table:table-cell>
          <table:table-cell office:value-type="float" office:value="0.134693">
            <text:p>0.134693</text:p>
          </table:table-cell>
          <table:table-cell office:value-type="float" office:value="0.323002">
            <text:p>0.323002</text:p>
          </table:table-cell>
          <table:table-cell table:formula="of:= 1 / (1 + AVERAGE([.B34:.K34]))" office:value-type="float" office:value="0.791243147507955">
            <text:p>0.7912431475</text:p>
          </table:table-cell>
          <table:table-cell table:number-columns-repeated="101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499523">
            <text:p>0.499523</text:p>
          </table:table-cell>
          <table:table-cell office:value-type="float" office:value="0.0592096">
            <text:p>0.0592096</text:p>
          </table:table-cell>
          <table:table-cell office:value-type="float" office:value="0.368236">
            <text:p>0.368236</text:p>
          </table:table-cell>
          <table:table-cell office:value-type="float" office:value="0.245322">
            <text:p>0.245322</text:p>
          </table:table-cell>
          <table:table-cell office:value-type="float" office:value="0.0637564">
            <text:p>0.0637564</text:p>
          </table:table-cell>
          <table:table-cell office:value-type="float" office:value="0.351126">
            <text:p>0.351126</text:p>
          </table:table-cell>
          <table:table-cell office:value-type="float" office:value="0.0583359">
            <text:p>0.0583359</text:p>
          </table:table-cell>
          <table:table-cell office:value-type="float" office:value="0.0483635">
            <text:p>0.0483635</text:p>
          </table:table-cell>
          <table:table-cell office:value-type="float" office:value="0.0924127">
            <text:p>0.0924127</text:p>
          </table:table-cell>
          <table:table-cell office:value-type="float" office:value="0.297998">
            <text:p>0.297998</text:p>
          </table:table-cell>
          <table:table-cell table:formula="of:= 1 / (1 + AVERAGE([.B35:.K35]))" office:value-type="float" office:value="0.827521162591764">
            <text:p>0.8275211626</text:p>
          </table:table-cell>
          <table:table-cell table:number-columns-repeated="101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95306">
            <text:p>0.95306</text:p>
          </table:table-cell>
          <table:table-cell office:value-type="float" office:value="0.0631574">
            <text:p>0.0631574</text:p>
          </table:table-cell>
          <table:table-cell office:value-type="float" office:value="0.318408">
            <text:p>0.318408</text:p>
          </table:table-cell>
          <table:table-cell office:value-type="float" office:value="0.266066">
            <text:p>0.266066</text:p>
          </table:table-cell>
          <table:table-cell office:value-type="float" office:value="0.0652665">
            <text:p>0.0652665</text:p>
          </table:table-cell>
          <table:table-cell office:value-type="float" office:value="0.936138">
            <text:p>0.936138</text:p>
          </table:table-cell>
          <table:table-cell office:value-type="float" office:value="0.0439354">
            <text:p>0.0439354</text:p>
          </table:table-cell>
          <table:table-cell office:value-type="float" office:value="0.054764">
            <text:p>0.054764</text:p>
          </table:table-cell>
          <table:table-cell office:value-type="float" office:value="0.127723">
            <text:p>0.127723</text:p>
          </table:table-cell>
          <table:table-cell office:value-type="float" office:value="0.30988">
            <text:p>0.30988</text:p>
          </table:table-cell>
          <table:table-cell table:formula="of:= 1 / (1 + AVERAGE([.B36:.K36]))" office:value-type="float" office:value="0.761127785264358">
            <text:p>0.7611277853</text:p>
          </table:table-cell>
          <table:table-cell table:number-columns-repeated="101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484634">
            <text:p>0.484634</text:p>
          </table:table-cell>
          <table:table-cell office:value-type="float" office:value="0.0653333">
            <text:p>0.0653333</text:p>
          </table:table-cell>
          <table:table-cell office:value-type="float" office:value="0.282138">
            <text:p>0.282138</text:p>
          </table:table-cell>
          <table:table-cell office:value-type="float" office:value="0.263549">
            <text:p>0.263549</text:p>
          </table:table-cell>
          <table:table-cell office:value-type="float" office:value="0.0664191">
            <text:p>0.0664191</text:p>
          </table:table-cell>
          <table:table-cell office:value-type="float" office:value="0.240177">
            <text:p>0.240177</text:p>
          </table:table-cell>
          <table:table-cell office:value-type="float" office:value="0.0488108">
            <text:p>0.0488108</text:p>
          </table:table-cell>
          <table:table-cell office:value-type="float" office:value="0.0571268">
            <text:p>0.0571268</text:p>
          </table:table-cell>
          <table:table-cell office:value-type="float" office:value="0.148122">
            <text:p>0.148122</text:p>
          </table:table-cell>
          <table:table-cell office:value-type="float" office:value="0.373625">
            <text:p>0.373625</text:p>
          </table:table-cell>
          <table:table-cell table:formula="of:= 1 / (1 + AVERAGE([.B37:.K37]))" office:value-type="float" office:value="0.831259686773037">
            <text:p>0.8312596868</text:p>
          </table:table-cell>
          <table:table-cell table:number-columns-repeated="101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556064">
            <text:p>0.556064</text:p>
          </table:table-cell>
          <table:table-cell office:value-type="float" office:value="0.0656334">
            <text:p>0.0656334</text:p>
          </table:table-cell>
          <table:table-cell office:value-type="float" office:value="0.369516">
            <text:p>0.369516</text:p>
          </table:table-cell>
          <table:table-cell office:value-type="float" office:value="0.274376">
            <text:p>0.274376</text:p>
          </table:table-cell>
          <table:table-cell office:value-type="float" office:value="0.0717935">
            <text:p>0.0717935</text:p>
          </table:table-cell>
          <table:table-cell office:value-type="float" office:value="0.403261">
            <text:p>0.403261</text:p>
          </table:table-cell>
          <table:table-cell office:value-type="float" office:value="0.0524462">
            <text:p>0.0524462</text:p>
          </table:table-cell>
          <table:table-cell office:value-type="float" office:value="0.0449528">
            <text:p>0.0449528</text:p>
          </table:table-cell>
          <table:table-cell office:value-type="float" office:value="0.0880822">
            <text:p>0.0880822</text:p>
          </table:table-cell>
          <table:table-cell office:value-type="float" office:value="0.288812">
            <text:p>0.288812</text:p>
          </table:table-cell>
          <table:table-cell table:formula="of:= 1 / (1 + AVERAGE([.B38:.K38]))" office:value-type="float" office:value="0.818669790776082">
            <text:p>0.8186697908</text:p>
          </table:table-cell>
          <table:table-cell table:number-columns-repeated="101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469837">
            <text:p>0.469837</text:p>
          </table:table-cell>
          <table:table-cell office:value-type="float" office:value="0.0555186">
            <text:p>0.0555186</text:p>
          </table:table-cell>
          <table:table-cell office:value-type="float" office:value="0.362714">
            <text:p>0.362714</text:p>
          </table:table-cell>
          <table:table-cell office:value-type="float" office:value="0.225639">
            <text:p>0.225639</text:p>
          </table:table-cell>
          <table:table-cell office:value-type="float" office:value="0.0647611">
            <text:p>0.0647611</text:p>
          </table:table-cell>
          <table:table-cell office:value-type="float" office:value="0.333746">
            <text:p>0.333746</text:p>
          </table:table-cell>
          <table:table-cell office:value-type="float" office:value="0.0492233">
            <text:p>0.0492233</text:p>
          </table:table-cell>
          <table:table-cell office:value-type="float" office:value="0.0437429">
            <text:p>0.0437429</text:p>
          </table:table-cell>
          <table:table-cell office:value-type="float" office:value="0.0985769">
            <text:p>0.0985769</text:p>
          </table:table-cell>
          <table:table-cell office:value-type="float" office:value="0.327068">
            <text:p>0.327068</text:p>
          </table:table-cell>
          <table:table-cell table:formula="of:= 1 / (1 + AVERAGE([.B39:.K39]))" office:value-type="float" office:value="0.831198068614869">
            <text:p>0.8311980686</text:p>
          </table:table-cell>
          <table:table-cell table:number-columns-repeated="101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487156">
            <text:p>0.487156</text:p>
          </table:table-cell>
          <table:table-cell office:value-type="float" office:value="0.0647503">
            <text:p>0.0647503</text:p>
          </table:table-cell>
          <table:table-cell office:value-type="float" office:value="0.369516">
            <text:p>0.369516</text:p>
          </table:table-cell>
          <table:table-cell office:value-type="float" office:value="0.277499">
            <text:p>0.277499</text:p>
          </table:table-cell>
          <table:table-cell office:value-type="float" office:value="0.0453586">
            <text:p>0.0453586</text:p>
          </table:table-cell>
          <table:table-cell office:value-type="float" office:value="0.255732">
            <text:p>0.255732</text:p>
          </table:table-cell>
          <table:table-cell office:value-type="float" office:value="0.0376877">
            <text:p>0.0376877</text:p>
          </table:table-cell>
          <table:table-cell office:value-type="float" office:value="0.0435673">
            <text:p>0.0435673</text:p>
          </table:table-cell>
          <table:table-cell office:value-type="float" office:value="0.0904592">
            <text:p>0.0904592</text:p>
          </table:table-cell>
          <table:table-cell office:value-type="float" office:value="0.360727">
            <text:p>0.360727</text:p>
          </table:table-cell>
          <table:table-cell table:formula="of:= 1 / (1 + AVERAGE([.B40:.K40]))" office:value-type="float" office:value="0.83108572432333">
            <text:p>0.8310857243</text:p>
          </table:table-cell>
          <table:table-cell table:number-columns-repeated="101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556642">
            <text:p>0.556642</text:p>
          </table:table-cell>
          <table:table-cell office:value-type="float" office:value="0.0423741">
            <text:p>0.0423741</text:p>
          </table:table-cell>
          <table:table-cell office:value-type="float" office:value="0.329716">
            <text:p>0.329716</text:p>
          </table:table-cell>
          <table:table-cell office:value-type="float" office:value="0.236618">
            <text:p>0.236618</text:p>
          </table:table-cell>
          <table:table-cell office:value-type="float" office:value="0.0610173">
            <text:p>0.0610173</text:p>
          </table:table-cell>
          <table:table-cell office:value-type="float" office:value="0.528902">
            <text:p>0.528902</text:p>
          </table:table-cell>
          <table:table-cell office:value-type="float" office:value="0.0461208">
            <text:p>0.0461208</text:p>
          </table:table-cell>
          <table:table-cell office:value-type="float" office:value="0.0483693">
            <text:p>0.0483693</text:p>
          </table:table-cell>
          <table:table-cell office:value-type="float" office:value="0.121952">
            <text:p>0.121952</text:p>
          </table:table-cell>
          <table:table-cell office:value-type="float" office:value="0.31112">
            <text:p>0.31112</text:p>
          </table:table-cell>
          <table:table-cell table:formula="of:= 1 / (1 + AVERAGE([.B41:.K41]))" office:value-type="float" office:value="0.814144523597837">
            <text:p>0.8141445236</text:p>
          </table:table-cell>
          <table:table-cell table:number-columns-repeated="101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462857">
            <text:p>0.462857</text:p>
          </table:table-cell>
          <table:table-cell office:value-type="float" office:value="0.0700442">
            <text:p>0.0700442</text:p>
          </table:table-cell>
          <table:table-cell office:value-type="float" office:value="0.236419">
            <text:p>0.236419</text:p>
          </table:table-cell>
          <table:table-cell office:value-type="float" office:value="0.272616">
            <text:p>0.272616</text:p>
          </table:table-cell>
          <table:table-cell office:value-type="float" office:value="0.0546605">
            <text:p>0.0546605</text:p>
          </table:table-cell>
          <table:table-cell office:value-type="float" office:value="0.373356">
            <text:p>0.373356</text:p>
          </table:table-cell>
          <table:table-cell office:value-type="float" office:value="0.0502702">
            <text:p>0.0502702</text:p>
          </table:table-cell>
          <table:table-cell office:value-type="float" office:value="0.0517537">
            <text:p>0.0517537</text:p>
          </table:table-cell>
          <table:table-cell office:value-type="float" office:value="0.104115">
            <text:p>0.104115</text:p>
          </table:table-cell>
          <table:table-cell office:value-type="float" office:value="0.286205">
            <text:p>0.286205</text:p>
          </table:table-cell>
          <table:table-cell table:formula="of:= 1 / (1 + AVERAGE([.B42:.K42]))" office:value-type="float" office:value="0.835959877470351">
            <text:p>0.8359598775</text:p>
          </table:table-cell>
          <table:table-cell table:number-columns-repeated="101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507253">
            <text:p>0.507253</text:p>
          </table:table-cell>
          <table:table-cell office:value-type="float" office:value="0.0620659">
            <text:p>0.0620659</text:p>
          </table:table-cell>
          <table:table-cell office:value-type="float" office:value="0.260892">
            <text:p>0.260892</text:p>
          </table:table-cell>
          <table:table-cell office:value-type="float" office:value="0.247444">
            <text:p>0.247444</text:p>
          </table:table-cell>
          <table:table-cell office:value-type="float" office:value="0.0580152">
            <text:p>0.0580152</text:p>
          </table:table-cell>
          <table:table-cell office:value-type="float" office:value="0.560272">
            <text:p>0.560272</text:p>
          </table:table-cell>
          <table:table-cell office:value-type="float" office:value="0.0536899">
            <text:p>0.0536899</text:p>
          </table:table-cell>
          <table:table-cell office:value-type="float" office:value="0.0442638">
            <text:p>0.0442638</text:p>
          </table:table-cell>
          <table:table-cell office:value-type="float" office:value="0.0776567">
            <text:p>0.0776567</text:p>
          </table:table-cell>
          <table:table-cell office:value-type="float" office:value="0.340803">
            <text:p>0.340803</text:p>
          </table:table-cell>
          <table:table-cell table:formula="of:= 1 / (1 + AVERAGE([.B43:.K43]))" office:value-type="float" office:value="0.818842851405693">
            <text:p>0.8188428514</text:p>
          </table:table-cell>
          <table:table-cell table:number-columns-repeated="101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465728">
            <text:p>0.465728</text:p>
          </table:table-cell>
          <table:table-cell office:value-type="float" office:value="0.064798">
            <text:p>0.064798</text:p>
          </table:table-cell>
          <table:table-cell office:value-type="float" office:value="0.310677">
            <text:p>0.310677</text:p>
          </table:table-cell>
          <table:table-cell office:value-type="float" office:value="0.225185">
            <text:p>0.225185</text:p>
          </table:table-cell>
          <table:table-cell office:value-type="float" office:value="0.0581628">
            <text:p>0.0581628</text:p>
          </table:table-cell>
          <table:table-cell office:value-type="float" office:value="0.234156">
            <text:p>0.234156</text:p>
          </table:table-cell>
          <table:table-cell office:value-type="float" office:value="0.0487733">
            <text:p>0.0487733</text:p>
          </table:table-cell>
          <table:table-cell office:value-type="float" office:value="0.0587475">
            <text:p>0.0587475</text:p>
          </table:table-cell>
          <table:table-cell office:value-type="float" office:value="0.131259">
            <text:p>0.131259</text:p>
          </table:table-cell>
          <table:table-cell office:value-type="float" office:value="0.333385">
            <text:p>0.333385</text:p>
          </table:table-cell>
          <table:table-cell table:formula="of:= 1 / (1 + AVERAGE([.B44:.K44]))" office:value-type="float" office:value="0.838161731620681">
            <text:p>0.8381617316</text:p>
          </table:table-cell>
          <table:table-cell table:number-columns-repeated="101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358077">
            <text:p>0.358077</text:p>
          </table:table-cell>
          <table:table-cell office:value-type="float" office:value="0.0635214">
            <text:p>0.0635214</text:p>
          </table:table-cell>
          <table:table-cell office:value-type="float" office:value="0.403708">
            <text:p>0.403708</text:p>
          </table:table-cell>
          <table:table-cell office:value-type="float" office:value="0.266673">
            <text:p>0.266673</text:p>
          </table:table-cell>
          <table:table-cell office:value-type="float" office:value="0.0628633">
            <text:p>0.0628633</text:p>
          </table:table-cell>
          <table:table-cell office:value-type="float" office:value="0.269482">
            <text:p>0.269482</text:p>
          </table:table-cell>
          <table:table-cell office:value-type="float" office:value="0.0470301">
            <text:p>0.0470301</text:p>
          </table:table-cell>
          <table:table-cell office:value-type="float" office:value="0.0522755">
            <text:p>0.0522755</text:p>
          </table:table-cell>
          <table:table-cell office:value-type="float" office:value="0.093475">
            <text:p>0.093475</text:p>
          </table:table-cell>
          <table:table-cell office:value-type="float" office:value="0.426107">
            <text:p>0.426107</text:p>
          </table:table-cell>
          <table:table-cell table:formula="of:= 1 / (1 + AVERAGE([.B45:.K45]))" office:value-type="float" office:value="0.830343246543947">
            <text:p>0.8303432465</text:p>
          </table:table-cell>
          <table:table-cell table:number-columns-repeated="101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613313">
            <text:p>0.613313</text:p>
          </table:table-cell>
          <table:table-cell office:value-type="float" office:value="0.0634905">
            <text:p>0.0634905</text:p>
          </table:table-cell>
          <table:table-cell office:value-type="float" office:value="0.290314">
            <text:p>0.290314</text:p>
          </table:table-cell>
          <table:table-cell office:value-type="float" office:value="0.259272">
            <text:p>0.259272</text:p>
          </table:table-cell>
          <table:table-cell office:value-type="float" office:value="0.0631897">
            <text:p>0.0631897</text:p>
          </table:table-cell>
          <table:table-cell office:value-type="float" office:value="0.264127">
            <text:p>0.264127</text:p>
          </table:table-cell>
          <table:table-cell office:value-type="float" office:value="0.0359095">
            <text:p>0.0359095</text:p>
          </table:table-cell>
          <table:table-cell office:value-type="float" office:value="0.0528593">
            <text:p>0.0528593</text:p>
          </table:table-cell>
          <table:table-cell office:value-type="float" office:value="0.0726256">
            <text:p>0.0726256</text:p>
          </table:table-cell>
          <table:table-cell office:value-type="float" office:value="0.423544">
            <text:p>0.423544</text:p>
          </table:table-cell>
          <table:table-cell table:formula="of:= 1 / (1 + AVERAGE([.B46:.K46]))" office:value-type="float" office:value="0.823815205859145">
            <text:p>0.8238152059</text:p>
          </table:table-cell>
          <table:table-cell table:number-columns-repeated="101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564282">
            <text:p>0.564282</text:p>
          </table:table-cell>
          <table:table-cell office:value-type="float" office:value="0.0392632">
            <text:p>0.0392632</text:p>
          </table:table-cell>
          <table:table-cell office:value-type="float" office:value="0.26151">
            <text:p>0.26151</text:p>
          </table:table-cell>
          <table:table-cell office:value-type="float" office:value="0.248901">
            <text:p>0.248901</text:p>
          </table:table-cell>
          <table:table-cell office:value-type="float" office:value="0.059707">
            <text:p>0.059707</text:p>
          </table:table-cell>
          <table:table-cell office:value-type="float" office:value="0.443656">
            <text:p>0.443656</text:p>
          </table:table-cell>
          <table:table-cell office:value-type="float" office:value="0.0566935">
            <text:p>0.0566935</text:p>
          </table:table-cell>
          <table:table-cell office:value-type="float" office:value="0.054305">
            <text:p>0.054305</text:p>
          </table:table-cell>
          <table:table-cell office:value-type="float" office:value="0.0916769">
            <text:p>0.0916769</text:p>
          </table:table-cell>
          <table:table-cell office:value-type="float" office:value="0.321413">
            <text:p>0.321413</text:p>
          </table:table-cell>
          <table:table-cell table:formula="of:= 1 / (1 + AVERAGE([.B47:.K47]))" office:value-type="float" office:value="0.823627731598435">
            <text:p>0.8236277316</text:p>
          </table:table-cell>
          <table:table-cell table:number-columns-repeated="101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666501">
            <text:p>0.666501</text:p>
          </table:table-cell>
          <table:table-cell office:value-type="float" office:value="0.0572433">
            <text:p>0.0572433</text:p>
          </table:table-cell>
          <table:table-cell office:value-type="float" office:value="0.32901">
            <text:p>0.32901</text:p>
          </table:table-cell>
          <table:table-cell office:value-type="float" office:value="0.243108">
            <text:p>0.243108</text:p>
          </table:table-cell>
          <table:table-cell office:value-type="float" office:value="0.0616997">
            <text:p>0.0616997</text:p>
          </table:table-cell>
          <table:table-cell office:value-type="float" office:value="0.621247">
            <text:p>0.621247</text:p>
          </table:table-cell>
          <table:table-cell office:value-type="float" office:value="0.0490235">
            <text:p>0.0490235</text:p>
          </table:table-cell>
          <table:table-cell office:value-type="float" office:value="0.0504182">
            <text:p>0.0504182</text:p>
          </table:table-cell>
          <table:table-cell office:value-type="float" office:value="0.0811693">
            <text:p>0.0811693</text:p>
          </table:table-cell>
          <table:table-cell office:value-type="float" office:value="0.260761">
            <text:p>0.260761</text:p>
          </table:table-cell>
          <table:table-cell table:formula="of:= 1 / (1 + AVERAGE([.B48:.K48]))" office:value-type="float" office:value="0.805141245526132">
            <text:p>0.8051412455</text:p>
          </table:table-cell>
          <table:table-cell table:number-columns-repeated="101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386214">
            <text:p>0.386214</text:p>
          </table:table-cell>
          <table:table-cell office:value-type="float" office:value="0.0679281">
            <text:p>0.0679281</text:p>
          </table:table-cell>
          <table:table-cell office:value-type="float" office:value="0.355469">
            <text:p>0.355469</text:p>
          </table:table-cell>
          <table:table-cell office:value-type="float" office:value="0.251115">
            <text:p>0.251115</text:p>
          </table:table-cell>
          <table:table-cell office:value-type="float" office:value="0.0658636">
            <text:p>0.0658636</text:p>
          </table:table-cell>
          <table:table-cell office:value-type="float" office:value="0.401359">
            <text:p>0.401359</text:p>
          </table:table-cell>
          <table:table-cell office:value-type="float" office:value="0.0480714">
            <text:p>0.0480714</text:p>
          </table:table-cell>
          <table:table-cell office:value-type="float" office:value="0.042421">
            <text:p>0.042421</text:p>
          </table:table-cell>
          <table:table-cell office:value-type="float" office:value="0.133444">
            <text:p>0.133444</text:p>
          </table:table-cell>
          <table:table-cell office:value-type="float" office:value="0.33886">
            <text:p>0.33886</text:p>
          </table:table-cell>
          <table:table-cell table:formula="of:= 1 / (1 + AVERAGE([.B49:.K49]))" office:value-type="float" office:value="0.827078886974468">
            <text:p>0.827078887</text:p>
          </table:table-cell>
          <table:table-cell table:number-columns-repeated="101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958583">
            <text:p>0.958583</text:p>
          </table:table-cell>
          <table:table-cell office:value-type="float" office:value="0.0468611">
            <text:p>0.0468611</text:p>
          </table:table-cell>
          <table:table-cell office:value-type="float" office:value="0.341822">
            <text:p>0.341822</text:p>
          </table:table-cell>
          <table:table-cell office:value-type="float" office:value="0.258515">
            <text:p>0.258515</text:p>
          </table:table-cell>
          <table:table-cell office:value-type="float" office:value="0.0561405">
            <text:p>0.0561405</text:p>
          </table:table-cell>
          <table:table-cell office:value-type="float" office:value="0.373005">
            <text:p>0.373005</text:p>
          </table:table-cell>
          <table:table-cell office:value-type="float" office:value="0.054833">
            <text:p>0.054833</text:p>
          </table:table-cell>
          <table:table-cell office:value-type="float" office:value="0.0469619">
            <text:p>0.0469619</text:p>
          </table:table-cell>
          <table:table-cell office:value-type="float" office:value="0.127108">
            <text:p>0.127108</text:p>
          </table:table-cell>
          <table:table-cell office:value-type="float" office:value="0.384315">
            <text:p>0.384315</text:p>
          </table:table-cell>
          <table:table-cell table:formula="of:= 1 / (1 + AVERAGE([.B50:.K50]))" office:value-type="float" office:value="0.790629803446664">
            <text:p>0.7906298034</text:p>
          </table:table-cell>
          <table:table-cell table:number-columns-repeated="101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579656">
            <text:p>0.579656</text:p>
          </table:table-cell>
          <table:table-cell office:value-type="float" office:value="0.0461902">
            <text:p>0.0461902</text:p>
          </table:table-cell>
          <table:table-cell office:value-type="float" office:value="0.305819">
            <text:p>0.305819</text:p>
          </table:table-cell>
          <table:table-cell office:value-type="float" office:value="0.280016">
            <text:p>0.280016</text:p>
          </table:table-cell>
          <table:table-cell office:value-type="float" office:value="0.0618322">
            <text:p>0.0618322</text:p>
          </table:table-cell>
          <table:table-cell office:value-type="float" office:value="0.434383">
            <text:p>0.434383</text:p>
          </table:table-cell>
          <table:table-cell office:value-type="float" office:value="0.0536257">
            <text:p>0.0536257</text:p>
          </table:table-cell>
          <table:table-cell office:value-type="float" office:value="0.0544114">
            <text:p>0.0544114</text:p>
          </table:table-cell>
          <table:table-cell office:value-type="float" office:value="0.14289">
            <text:p>0.14289</text:p>
          </table:table-cell>
          <table:table-cell office:value-type="float" office:value="0.331751">
            <text:p>0.331751</text:p>
          </table:table-cell>
          <table:table-cell table:formula="of:= 1 / (1 + AVERAGE([.B51:.K51]))" office:value-type="float" office:value="0.813631616650629">
            <text:p>0.8136316167</text:p>
          </table:table-cell>
          <table:table-cell table:number-columns-repeated="101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773403">
            <text:p>0.773403</text:p>
          </table:table-cell>
          <table:table-cell office:value-type="float" office:value="0.0483871">
            <text:p>0.0483871</text:p>
          </table:table-cell>
          <table:table-cell office:value-type="float" office:value="0.31916">
            <text:p>0.31916</text:p>
          </table:table-cell>
          <table:table-cell office:value-type="float" office:value="0.263002">
            <text:p>0.263002</text:p>
          </table:table-cell>
          <table:table-cell office:value-type="float" office:value="0.0548813">
            <text:p>0.0548813</text:p>
          </table:table-cell>
          <table:table-cell office:value-type="float" office:value="0.497584">
            <text:p>0.497584</text:p>
          </table:table-cell>
          <table:table-cell office:value-type="float" office:value="0.0513982">
            <text:p>0.0513982</text:p>
          </table:table-cell>
          <table:table-cell office:value-type="float" office:value="0.0587682">
            <text:p>0.0587682</text:p>
          </table:table-cell>
          <table:table-cell office:value-type="float" office:value="0.100122">
            <text:p>0.100122</text:p>
          </table:table-cell>
          <table:table-cell office:value-type="float" office:value="0.269022">
            <text:p>0.269022</text:p>
          </table:table-cell>
          <table:table-cell table:formula="of:= 1 / (1 + AVERAGE([.B52:.K52]))" office:value-type="float" office:value="0.804134680400451">
            <text:p>0.8041346804</text:p>
          </table:table-cell>
          <table:table-cell table:number-columns-repeated="1012"/>
        </table:table-row>
      </table:table>
      <table:table table:name="Param Set 2" table:style-name="ta1">
        <table:table-column table:style-name="co1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Generation</text:p>
          </table:table-cell>
          <table:table-cell table:style-name="ce1" office:value-type="string">
            <text:p>paramSet2_01.txt</text:p>
          </table:table-cell>
          <table:table-cell table:style-name="ce1" office:value-type="string">
            <text:p>paramSet2_02.txt</text:p>
          </table:table-cell>
          <table:table-cell table:style-name="ce1" office:value-type="string">
            <text:p>paramSet2_03.txt</text:p>
          </table:table-cell>
          <table:table-cell table:style-name="ce1" office:value-type="string">
            <text:p>paramSet2_04.txt</text:p>
          </table:table-cell>
          <table:table-cell table:style-name="ce1" office:value-type="string">
            <text:p>paramSet2_05.txt</text:p>
          </table:table-cell>
          <table:table-cell table:style-name="ce1" office:value-type="string">
            <text:p>paramSet2_06.txt</text:p>
          </table:table-cell>
          <table:table-cell table:style-name="ce1" office:value-type="string">
            <text:p>paramSet2_07.txt</text:p>
          </table:table-cell>
          <table:table-cell table:style-name="ce1" office:value-type="string">
            <text:p>paramSet2_08.txt</text:p>
          </table:table-cell>
          <table:table-cell table:style-name="ce1" office:value-type="string">
            <text:p>paramSet2_09.txt</text:p>
          </table:table-cell>
          <table:table-cell table:style-name="ce1" office:value-type="string">
            <text:p>paramSet2_10.txt</text:p>
          </table:table-cell>
          <table:table-cell table:style-name="ce1" office:value-type="string">
            <text:p>AVG Adjusted Fitness</text:p>
          </table:table-cell>
          <table:table-cell table:style-name="ce1" table:number-columns-repeated="101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80688">
            <text:p>1.80688</text:p>
          </table:table-cell>
          <table:table-cell office:value-type="float" office:value="151.297">
            <text:p>151.297</text:p>
          </table:table-cell>
          <table:table-cell office:value-type="float" office:value="151.311">
            <text:p>151.311</text:p>
          </table:table-cell>
          <table:table-cell office:value-type="float" office:value="2.55106">
            <text:p>2.55106</text:p>
          </table:table-cell>
          <table:table-cell office:value-type="float" office:value="4.71712">
            <text:p>4.71712</text:p>
          </table:table-cell>
          <table:table-cell office:value-type="float" office:value="301.4">
            <text:p>301.4</text:p>
          </table:table-cell>
          <table:table-cell office:value-type="float" office:value="3.7689">
            <text:p>3.7689</text:p>
          </table:table-cell>
          <table:table-cell office:value-type="float" office:value="154.665">
            <text:p>154.665</text:p>
          </table:table-cell>
          <table:table-cell office:value-type="float" office:value="302.482">
            <text:p>302.482</text:p>
          </table:table-cell>
          <table:table-cell office:value-type="float" office:value="154.972">
            <text:p>154.972</text:p>
          </table:table-cell>
          <table:table-cell table:formula="of:= 1 / ( 1 + AVERAGE([.B2:.K2]))" office:value-type="float" office:value="0.00807121419536742">
            <text:p>0.0080712142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98618">
            <text:p>0.998618</text:p>
          </table:table-cell>
          <table:table-cell office:value-type="float" office:value="0.840969">
            <text:p>0.840969</text:p>
          </table:table-cell>
          <table:table-cell office:value-type="float" office:value="1.15748">
            <text:p>1.15748</text:p>
          </table:table-cell>
          <table:table-cell office:value-type="float" office:value="0.868801">
            <text:p>0.868801</text:p>
          </table:table-cell>
          <table:table-cell office:value-type="float" office:value="0.79032">
            <text:p>0.79032</text:p>
          </table:table-cell>
          <table:table-cell office:value-type="float" office:value="1.77561">
            <text:p>1.77561</text:p>
          </table:table-cell>
          <table:table-cell office:value-type="float" office:value="1.02945">
            <text:p>1.02945</text:p>
          </table:table-cell>
          <table:table-cell office:value-type="float" office:value="1.9246">
            <text:p>1.9246</text:p>
          </table:table-cell>
          <table:table-cell office:value-type="float" office:value="1.38363">
            <text:p>1.38363</text:p>
          </table:table-cell>
          <table:table-cell office:value-type="float" office:value="2.00788">
            <text:p>2.00788</text:p>
          </table:table-cell>
          <table:table-cell table:formula="of:= 1 / ( 1 + AVERAGE([.B3:.K3]))" office:value-type="float" office:value="0.439032481291289">
            <text:p>0.4390324813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02348">
            <text:p>0.502348</text:p>
          </table:table-cell>
          <table:table-cell office:value-type="float" office:value="0.403969">
            <text:p>0.403969</text:p>
          </table:table-cell>
          <table:table-cell office:value-type="float" office:value="149.862">
            <text:p>149.862</text:p>
          </table:table-cell>
          <table:table-cell office:value-type="float" office:value="1.08331">
            <text:p>1.08331</text:p>
          </table:table-cell>
          <table:table-cell office:value-type="float" office:value="0.398283">
            <text:p>0.398283</text:p>
          </table:table-cell>
          <table:table-cell office:value-type="float" office:value="0.452335">
            <text:p>0.452335</text:p>
          </table:table-cell>
          <table:table-cell office:value-type="float" office:value="0.482054">
            <text:p>0.482054</text:p>
          </table:table-cell>
          <table:table-cell office:value-type="float" office:value="0.436753">
            <text:p>0.436753</text:p>
          </table:table-cell>
          <table:table-cell office:value-type="float" office:value="0.433674">
            <text:p>0.433674</text:p>
          </table:table-cell>
          <table:table-cell office:value-type="float" office:value="1.09564">
            <text:p>1.09564</text:p>
          </table:table-cell>
          <table:table-cell table:formula="of:= 1 / ( 1 + AVERAGE([.B4:.K4]))" office:value-type="float" office:value="0.0605508800386189">
            <text:p>0.06055088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56576">
            <text:p>0.356576</text:p>
          </table:table-cell>
          <table:table-cell office:value-type="float" office:value="0.288034">
            <text:p>0.288034</text:p>
          </table:table-cell>
          <table:table-cell office:value-type="float" office:value="0.230884">
            <text:p>0.230884</text:p>
          </table:table-cell>
          <table:table-cell office:value-type="float" office:value="0.312623">
            <text:p>0.312623</text:p>
          </table:table-cell>
          <table:table-cell office:value-type="float" office:value="0.603946">
            <text:p>0.603946</text:p>
          </table:table-cell>
          <table:table-cell office:value-type="float" office:value="0.307858">
            <text:p>0.307858</text:p>
          </table:table-cell>
          <table:table-cell office:value-type="float" office:value="0.278633">
            <text:p>0.278633</text:p>
          </table:table-cell>
          <table:table-cell office:value-type="float" office:value="0.328002">
            <text:p>0.328002</text:p>
          </table:table-cell>
          <table:table-cell office:value-type="float" office:value="0.231618">
            <text:p>0.231618</text:p>
          </table:table-cell>
          <table:table-cell office:value-type="float" office:value="0.303016">
            <text:p>0.303016</text:p>
          </table:table-cell>
          <table:table-cell table:formula="of:= 1 / ( 1 + AVERAGE([.B5:.K5]))" office:value-type="float" office:value="0.755219130606841">
            <text:p>0.7552191306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50333">
            <text:p>0.250333</text:p>
          </table:table-cell>
          <table:table-cell office:value-type="float" office:value="0.312298">
            <text:p>0.312298</text:p>
          </table:table-cell>
          <table:table-cell office:value-type="float" office:value="0.264244">
            <text:p>0.264244</text:p>
          </table:table-cell>
          <table:table-cell office:value-type="float" office:value="0.59608">
            <text:p>0.59608</text:p>
          </table:table-cell>
          <table:table-cell office:value-type="float" office:value="0.273975">
            <text:p>0.273975</text:p>
          </table:table-cell>
          <table:table-cell office:value-type="float" office:value="0.313075">
            <text:p>0.313075</text:p>
          </table:table-cell>
          <table:table-cell office:value-type="float" office:value="0.221517">
            <text:p>0.221517</text:p>
          </table:table-cell>
          <table:table-cell office:value-type="float" office:value="0.609209">
            <text:p>0.609209</text:p>
          </table:table-cell>
          <table:table-cell office:value-type="float" office:value="0.286037">
            <text:p>0.286037</text:p>
          </table:table-cell>
          <table:table-cell office:value-type="float" office:value="0.249984">
            <text:p>0.249984</text:p>
          </table:table-cell>
          <table:table-cell table:formula="of:= 1 / ( 1 + AVERAGE([.B6:.K6]))" office:value-type="float" office:value="0.747565627291289">
            <text:p>0.7475656273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73381">
            <text:p>0.273381</text:p>
          </table:table-cell>
          <table:table-cell office:value-type="float" office:value="0.292627">
            <text:p>0.292627</text:p>
          </table:table-cell>
          <table:table-cell office:value-type="float" office:value="0.238239">
            <text:p>0.238239</text:p>
          </table:table-cell>
          <table:table-cell office:value-type="float" office:value="0.703093">
            <text:p>0.703093</text:p>
          </table:table-cell>
          <table:table-cell office:value-type="float" office:value="0.199271">
            <text:p>0.199271</text:p>
          </table:table-cell>
          <table:table-cell office:value-type="float" office:value="0.259319">
            <text:p>0.259319</text:p>
          </table:table-cell>
          <table:table-cell office:value-type="float" office:value="0.192672">
            <text:p>0.192672</text:p>
          </table:table-cell>
          <table:table-cell office:value-type="float" office:value="0.298909">
            <text:p>0.298909</text:p>
          </table:table-cell>
          <table:table-cell office:value-type="float" office:value="0.348591">
            <text:p>0.348591</text:p>
          </table:table-cell>
          <table:table-cell office:value-type="float" office:value="0.318149">
            <text:p>0.318149</text:p>
          </table:table-cell>
          <table:table-cell table:formula="of:= 1 / ( 1 + AVERAGE([.B7:.K7]))" office:value-type="float" office:value="0.761948243751205">
            <text:p>0.7619482438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51633">
            <text:p>0.551633</text:p>
          </table:table-cell>
          <table:table-cell office:value-type="float" office:value="0.333205">
            <text:p>0.333205</text:p>
          </table:table-cell>
          <table:table-cell office:value-type="float" office:value="0.224609">
            <text:p>0.224609</text:p>
          </table:table-cell>
          <table:table-cell office:value-type="float" office:value="0.256135">
            <text:p>0.256135</text:p>
          </table:table-cell>
          <table:table-cell office:value-type="float" office:value="0.176577">
            <text:p>0.176577</text:p>
          </table:table-cell>
          <table:table-cell office:value-type="float" office:value="0.232754">
            <text:p>0.232754</text:p>
          </table:table-cell>
          <table:table-cell office:value-type="float" office:value="0.159744">
            <text:p>0.159744</text:p>
          </table:table-cell>
          <table:table-cell office:value-type="float" office:value="0.17883">
            <text:p>0.17883</text:p>
          </table:table-cell>
          <table:table-cell office:value-type="float" office:value="149.712">
            <text:p>149.712</text:p>
          </table:table-cell>
          <table:table-cell office:value-type="float" office:value="0.276757">
            <text:p>0.276757</text:p>
          </table:table-cell>
          <table:table-cell table:formula="of:= 1 / ( 1 + AVERAGE([.B8:.K8]))" office:value-type="float" office:value="0.061689460634487">
            <text:p>0.0616894606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51045">
            <text:p>0.251045</text:p>
          </table:table-cell>
          <table:table-cell office:value-type="float" office:value="0.287975">
            <text:p>0.287975</text:p>
          </table:table-cell>
          <table:table-cell office:value-type="float" office:value="0.350571">
            <text:p>0.350571</text:p>
          </table:table-cell>
          <table:table-cell office:value-type="float" office:value="0.236788">
            <text:p>0.236788</text:p>
          </table:table-cell>
          <table:table-cell office:value-type="float" office:value="0.133827">
            <text:p>0.133827</text:p>
          </table:table-cell>
          <table:table-cell office:value-type="float" office:value="0.206011">
            <text:p>0.206011</text:p>
          </table:table-cell>
          <table:table-cell office:value-type="float" office:value="149.634">
            <text:p>149.634</text:p>
          </table:table-cell>
          <table:table-cell office:value-type="float" office:value="0.183078">
            <text:p>0.183078</text:p>
          </table:table-cell>
          <table:table-cell office:value-type="float" office:value="0.321069">
            <text:p>0.321069</text:p>
          </table:table-cell>
          <table:table-cell office:value-type="float" office:value="0.248907">
            <text:p>0.248907</text:p>
          </table:table-cell>
          <table:table-cell table:formula="of:= 1 / ( 1 + AVERAGE([.B9:.K9]))" office:value-type="float" office:value="0.0617843552880683">
            <text:p>0.0617843553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16168">
            <text:p>0.216168</text:p>
          </table:table-cell>
          <table:table-cell office:value-type="float" office:value="0.289658">
            <text:p>0.289658</text:p>
          </table:table-cell>
          <table:table-cell office:value-type="float" office:value="0.234121">
            <text:p>0.234121</text:p>
          </table:table-cell>
          <table:table-cell office:value-type="float" office:value="0.176505">
            <text:p>0.176505</text:p>
          </table:table-cell>
          <table:table-cell office:value-type="float" office:value="0.183254">
            <text:p>0.183254</text:p>
          </table:table-cell>
          <table:table-cell office:value-type="float" office:value="0.168521">
            <text:p>0.168521</text:p>
          </table:table-cell>
          <table:table-cell office:value-type="float" office:value="0.144046">
            <text:p>0.144046</text:p>
          </table:table-cell>
          <table:table-cell office:value-type="float" office:value="0.240223">
            <text:p>0.240223</text:p>
          </table:table-cell>
          <table:table-cell office:value-type="float" office:value="0.301716">
            <text:p>0.301716</text:p>
          </table:table-cell>
          <table:table-cell office:value-type="float" office:value="0.309843">
            <text:p>0.309843</text:p>
          </table:table-cell>
          <table:table-cell table:formula="of:= 1 / ( 1 + AVERAGE([.B10:.K10]))" office:value-type="float" office:value="0.815390994251086">
            <text:p>0.8153909943</text:p>
          </table:table-cell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09452">
            <text:p>0.209452</text:p>
          </table:table-cell>
          <table:table-cell office:value-type="float" office:value="0.325371">
            <text:p>0.325371</text:p>
          </table:table-cell>
          <table:table-cell office:value-type="float" office:value="0.315524">
            <text:p>0.315524</text:p>
          </table:table-cell>
          <table:table-cell office:value-type="float" office:value="0.149352">
            <text:p>0.149352</text:p>
          </table:table-cell>
          <table:table-cell office:value-type="float" office:value="0.0957772">
            <text:p>0.0957772</text:p>
          </table:table-cell>
          <table:table-cell office:value-type="float" office:value="0.12542">
            <text:p>0.12542</text:p>
          </table:table-cell>
          <table:table-cell office:value-type="float" office:value="0.0900137">
            <text:p>0.0900137</text:p>
          </table:table-cell>
          <table:table-cell office:value-type="float" office:value="0.237255">
            <text:p>0.237255</text:p>
          </table:table-cell>
          <table:table-cell office:value-type="float" office:value="0.318563">
            <text:p>0.318563</text:p>
          </table:table-cell>
          <table:table-cell office:value-type="float" office:value="0.280401">
            <text:p>0.280401</text:p>
          </table:table-cell>
          <table:table-cell table:formula="of:= 1 / ( 1 + AVERAGE([.B11:.K11]))" office:value-type="float" office:value="0.823239802781709">
            <text:p>0.8232398028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57706">
            <text:p>0.157706</text:p>
          </table:table-cell>
          <table:table-cell office:value-type="float" office:value="0.331803">
            <text:p>0.331803</text:p>
          </table:table-cell>
          <table:table-cell office:value-type="float" office:value="0.301106">
            <text:p>0.301106</text:p>
          </table:table-cell>
          <table:table-cell office:value-type="float" office:value="0.217355">
            <text:p>0.217355</text:p>
          </table:table-cell>
          <table:table-cell office:value-type="float" office:value="0.096405">
            <text:p>0.096405</text:p>
          </table:table-cell>
          <table:table-cell office:value-type="float" office:value="0.11712">
            <text:p>0.11712</text:p>
          </table:table-cell>
          <table:table-cell office:value-type="float" office:value="0.0955421">
            <text:p>0.0955421</text:p>
          </table:table-cell>
          <table:table-cell office:value-type="float" office:value="0.257378">
            <text:p>0.257378</text:p>
          </table:table-cell>
          <table:table-cell office:value-type="float" office:value="0.317652">
            <text:p>0.317652</text:p>
          </table:table-cell>
          <table:table-cell office:value-type="float" office:value="0.316571">
            <text:p>0.316571</text:p>
          </table:table-cell>
          <table:table-cell table:formula="of:= 1 / ( 1 + AVERAGE([.B12:.K12]))" office:value-type="float" office:value="0.819092180314527">
            <text:p>0.8190921803</text:p>
          </table:table-cell>
          <table:table-cell table:number-columns-repeated="10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67069">
            <text:p>0.167069</text:p>
          </table:table-cell>
          <table:table-cell office:value-type="float" office:value="0.307969">
            <text:p>0.307969</text:p>
          </table:table-cell>
          <table:table-cell office:value-type="float" office:value="0.254044">
            <text:p>0.254044</text:p>
          </table:table-cell>
          <table:table-cell office:value-type="float" office:value="0.172701">
            <text:p>0.172701</text:p>
          </table:table-cell>
          <table:table-cell office:value-type="float" office:value="0.222612">
            <text:p>0.222612</text:p>
          </table:table-cell>
          <table:table-cell office:value-type="float" office:value="0.13173">
            <text:p>0.13173</text:p>
          </table:table-cell>
          <table:table-cell office:value-type="float" office:value="0.0923451">
            <text:p>0.0923451</text:p>
          </table:table-cell>
          <table:table-cell office:value-type="float" office:value="0.232812">
            <text:p>0.232812</text:p>
          </table:table-cell>
          <table:table-cell office:value-type="float" office:value="0.315366">
            <text:p>0.315366</text:p>
          </table:table-cell>
          <table:table-cell office:value-type="float" office:value="0.306666">
            <text:p>0.306666</text:p>
          </table:table-cell>
          <table:table-cell table:formula="of:= 1 / ( 1 + AVERAGE([.B13:.K13]))" office:value-type="float" office:value="0.819449529697838">
            <text:p>0.8194495297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30497">
            <text:p>0.30497</text:p>
          </table:table-cell>
          <table:table-cell office:value-type="float" office:value="0.200959">
            <text:p>0.200959</text:p>
          </table:table-cell>
          <table:table-cell office:value-type="float" office:value="0.307933">
            <text:p>0.307933</text:p>
          </table:table-cell>
          <table:table-cell office:value-type="float" office:value="0.124735">
            <text:p>0.124735</text:p>
          </table:table-cell>
          <table:table-cell office:value-type="float" office:value="0.109101">
            <text:p>0.109101</text:p>
          </table:table-cell>
          <table:table-cell office:value-type="float" office:value="0.432058">
            <text:p>0.432058</text:p>
          </table:table-cell>
          <table:table-cell office:value-type="float" office:value="0.372416">
            <text:p>0.372416</text:p>
          </table:table-cell>
          <table:table-cell office:value-type="float" office:value="0.230914">
            <text:p>0.230914</text:p>
          </table:table-cell>
          <table:table-cell office:value-type="float" office:value="0.247848">
            <text:p>0.247848</text:p>
          </table:table-cell>
          <table:table-cell office:value-type="float" office:value="0.226494">
            <text:p>0.226494</text:p>
          </table:table-cell>
          <table:table-cell table:formula="of:= 1 / ( 1 + AVERAGE([.B14:.K14]))" office:value-type="float" office:value="0.796341416411067">
            <text:p>0.7963414164</text:p>
          </table:table-cell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249506">
            <text:p>0.249506</text:p>
          </table:table-cell>
          <table:table-cell office:value-type="float" office:value="0.23088">
            <text:p>0.23088</text:p>
          </table:table-cell>
          <table:table-cell office:value-type="float" office:value="0.225755">
            <text:p>0.225755</text:p>
          </table:table-cell>
          <table:table-cell office:value-type="float" office:value="0.151962">
            <text:p>0.151962</text:p>
          </table:table-cell>
          <table:table-cell office:value-type="float" office:value="0.0951535">
            <text:p>0.0951535</text:p>
          </table:table-cell>
          <table:table-cell office:value-type="float" office:value="0.108223">
            <text:p>0.108223</text:p>
          </table:table-cell>
          <table:table-cell office:value-type="float" office:value="0.0738724">
            <text:p>0.0738724</text:p>
          </table:table-cell>
          <table:table-cell office:value-type="float" office:value="0.251737">
            <text:p>0.251737</text:p>
          </table:table-cell>
          <table:table-cell office:value-type="float" office:value="0.296462">
            <text:p>0.296462</text:p>
          </table:table-cell>
          <table:table-cell office:value-type="float" office:value="0.300549">
            <text:p>0.300549</text:p>
          </table:table-cell>
          <table:table-cell table:formula="of:= 1 / ( 1 + AVERAGE([.B15:.K15]))" office:value-type="float" office:value="0.834438971924792">
            <text:p>0.8344389719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87608">
            <text:p>0.187608</text:p>
          </table:table-cell>
          <table:table-cell office:value-type="float" office:value="0.557447">
            <text:p>0.557447</text:p>
          </table:table-cell>
          <table:table-cell office:value-type="float" office:value="0.371262">
            <text:p>0.371262</text:p>
          </table:table-cell>
          <table:table-cell office:value-type="float" office:value="0.143576">
            <text:p>0.143576</text:p>
          </table:table-cell>
          <table:table-cell office:value-type="float" office:value="0.107689">
            <text:p>0.107689</text:p>
          </table:table-cell>
          <table:table-cell office:value-type="float" office:value="0.0948264">
            <text:p>0.0948264</text:p>
          </table:table-cell>
          <table:table-cell office:value-type="float" office:value="0.0671066">
            <text:p>0.0671066</text:p>
          </table:table-cell>
          <table:table-cell office:value-type="float" office:value="0.250561">
            <text:p>0.250561</text:p>
          </table:table-cell>
          <table:table-cell office:value-type="float" office:value="0.258596">
            <text:p>0.258596</text:p>
          </table:table-cell>
          <table:table-cell office:value-type="float" office:value="0.245683">
            <text:p>0.245683</text:p>
          </table:table-cell>
          <table:table-cell table:formula="of:= 1 / ( 1 + AVERAGE([.B16:.K16]))" office:value-type="float" office:value="0.814043553772257">
            <text:p>0.8140435538</text:p>
          </table:table-cell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84322">
            <text:p>0.184322</text:p>
          </table:table-cell>
          <table:table-cell office:value-type="float" office:value="0.240388">
            <text:p>0.240388</text:p>
          </table:table-cell>
          <table:table-cell office:value-type="float" office:value="0.369573">
            <text:p>0.369573</text:p>
          </table:table-cell>
          <table:table-cell office:value-type="float" office:value="0.134215">
            <text:p>0.134215</text:p>
          </table:table-cell>
          <table:table-cell office:value-type="float" office:value="0.12064">
            <text:p>0.12064</text:p>
          </table:table-cell>
          <table:table-cell office:value-type="float" office:value="0.0616451">
            <text:p>0.0616451</text:p>
          </table:table-cell>
          <table:table-cell office:value-type="float" office:value="0.0568725">
            <text:p>0.0568725</text:p>
          </table:table-cell>
          <table:table-cell office:value-type="float" office:value="0.215189">
            <text:p>0.215189</text:p>
          </table:table-cell>
          <table:table-cell office:value-type="float" office:value="0.294845">
            <text:p>0.294845</text:p>
          </table:table-cell>
          <table:table-cell office:value-type="float" office:value="0.352055">
            <text:p>0.352055</text:p>
          </table:table-cell>
          <table:table-cell table:formula="of:= 1 / ( 1 + AVERAGE([.B17:.K17]))" office:value-type="float" office:value="0.831272843481648">
            <text:p>0.8312728435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45301">
            <text:p>0.145301</text:p>
          </table:table-cell>
          <table:table-cell office:value-type="float" office:value="0.217401">
            <text:p>0.217401</text:p>
          </table:table-cell>
          <table:table-cell office:value-type="float" office:value="0.331857">
            <text:p>0.331857</text:p>
          </table:table-cell>
          <table:table-cell office:value-type="float" office:value="149.601">
            <text:p>149.601</text:p>
          </table:table-cell>
          <table:table-cell office:value-type="float" office:value="0.358099">
            <text:p>0.358099</text:p>
          </table:table-cell>
          <table:table-cell office:value-type="float" office:value="0.112433">
            <text:p>0.112433</text:p>
          </table:table-cell>
          <table:table-cell office:value-type="float" office:value="0.0773266">
            <text:p>0.0773266</text:p>
          </table:table-cell>
          <table:table-cell office:value-type="float" office:value="0.231187">
            <text:p>0.231187</text:p>
          </table:table-cell>
          <table:table-cell office:value-type="float" office:value="0.285197">
            <text:p>0.285197</text:p>
          </table:table-cell>
          <table:table-cell office:value-type="float" office:value="0.269808">
            <text:p>0.269808</text:p>
          </table:table-cell>
          <table:table-cell table:formula="of:= 1 / ( 1 + AVERAGE([.B18:.K18]))" office:value-type="float" office:value="0.0618698518467497">
            <text:p>0.0618698518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42997">
            <text:p>0.142997</text:p>
          </table:table-cell>
          <table:table-cell office:value-type="float" office:value="0.277104">
            <text:p>0.277104</text:p>
          </table:table-cell>
          <table:table-cell office:value-type="float" office:value="0.406315">
            <text:p>0.406315</text:p>
          </table:table-cell>
          <table:table-cell office:value-type="float" office:value="0.137007">
            <text:p>0.137007</text:p>
          </table:table-cell>
          <table:table-cell office:value-type="float" office:value="0.0870727">
            <text:p>0.0870727</text:p>
          </table:table-cell>
          <table:table-cell office:value-type="float" office:value="0.0678325">
            <text:p>0.0678325</text:p>
          </table:table-cell>
          <table:table-cell office:value-type="float" office:value="0.0845089">
            <text:p>0.0845089</text:p>
          </table:table-cell>
          <table:table-cell office:value-type="float" office:value="0.23477">
            <text:p>0.23477</text:p>
          </table:table-cell>
          <table:table-cell office:value-type="float" office:value="0.295696">
            <text:p>0.295696</text:p>
          </table:table-cell>
          <table:table-cell office:value-type="float" office:value="0.35822">
            <text:p>0.35822</text:p>
          </table:table-cell>
          <table:table-cell table:formula="of:= 1 / ( 1 + AVERAGE([.B19:.K19]))" office:value-type="float" office:value="0.827025670570815">
            <text:p>0.8270256706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39552">
            <text:p>0.139552</text:p>
          </table:table-cell>
          <table:table-cell office:value-type="float" office:value="0.418">
            <text:p>0.418</text:p>
          </table:table-cell>
          <table:table-cell office:value-type="float" office:value="0.271281">
            <text:p>0.271281</text:p>
          </table:table-cell>
          <table:table-cell office:value-type="float" office:value="0.124091">
            <text:p>0.124091</text:p>
          </table:table-cell>
          <table:table-cell office:value-type="float" office:value="0.131031">
            <text:p>0.131031</text:p>
          </table:table-cell>
          <table:table-cell office:value-type="float" office:value="0.102156">
            <text:p>0.102156</text:p>
          </table:table-cell>
          <table:table-cell office:value-type="float" office:value="0.0838111">
            <text:p>0.0838111</text:p>
          </table:table-cell>
          <table:table-cell office:value-type="float" office:value="0.206321">
            <text:p>0.206321</text:p>
          </table:table-cell>
          <table:table-cell office:value-type="float" office:value="0.310583">
            <text:p>0.310583</text:p>
          </table:table-cell>
          <table:table-cell office:value-type="float" office:value="0.386581">
            <text:p>0.386581</text:p>
          </table:table-cell>
          <table:table-cell table:formula="of:= 1 / ( 1 + AVERAGE([.B20:.K20]))" office:value-type="float" office:value="0.821462711125466">
            <text:p>0.8214627111</text:p>
          </table:table-cell>
          <table:table-cell table:number-columns-repeated="101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5068">
            <text:p>0.15068</text:p>
          </table:table-cell>
          <table:table-cell office:value-type="float" office:value="0.144512">
            <text:p>0.144512</text:p>
          </table:table-cell>
          <table:table-cell office:value-type="float" office:value="0.335544">
            <text:p>0.335544</text:p>
          </table:table-cell>
          <table:table-cell office:value-type="float" office:value="0.0944017">
            <text:p>0.0944017</text:p>
          </table:table-cell>
          <table:table-cell office:value-type="float" office:value="0.144264">
            <text:p>0.144264</text:p>
          </table:table-cell>
          <table:table-cell office:value-type="float" office:value="0.0935875">
            <text:p>0.0935875</text:p>
          </table:table-cell>
          <table:table-cell office:value-type="float" office:value="0.0860537">
            <text:p>0.0860537</text:p>
          </table:table-cell>
          <table:table-cell office:value-type="float" office:value="0.20427">
            <text:p>0.20427</text:p>
          </table:table-cell>
          <table:table-cell office:value-type="float" office:value="0.345157">
            <text:p>0.345157</text:p>
          </table:table-cell>
          <table:table-cell office:value-type="float" office:value="0.345041">
            <text:p>0.345041</text:p>
          </table:table-cell>
          <table:table-cell table:formula="of:= 1 / ( 1 + AVERAGE([.B21:.K21]))" office:value-type="float" office:value="0.837274741382787">
            <text:p>0.8372747414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15286">
            <text:p>0.115286</text:p>
          </table:table-cell>
          <table:table-cell office:value-type="float" office:value="0.144698">
            <text:p>0.144698</text:p>
          </table:table-cell>
          <table:table-cell office:value-type="float" office:value="0.50727">
            <text:p>0.50727</text:p>
          </table:table-cell>
          <table:table-cell office:value-type="float" office:value="0.0908218">
            <text:p>0.0908218</text:p>
          </table:table-cell>
          <table:table-cell office:value-type="float" office:value="0.194282">
            <text:p>0.194282</text:p>
          </table:table-cell>
          <table:table-cell office:value-type="float" office:value="0.0953787">
            <text:p>0.0953787</text:p>
          </table:table-cell>
          <table:table-cell office:value-type="float" office:value="0.0775416">
            <text:p>0.0775416</text:p>
          </table:table-cell>
          <table:table-cell office:value-type="float" office:value="0.228954">
            <text:p>0.228954</text:p>
          </table:table-cell>
          <table:table-cell office:value-type="float" office:value="0.315309">
            <text:p>0.315309</text:p>
          </table:table-cell>
          <table:table-cell office:value-type="float" office:value="0.320353">
            <text:p>0.320353</text:p>
          </table:table-cell>
          <table:table-cell table:formula="of:= 1 / ( 1 + AVERAGE([.B22:.K22]))" office:value-type="float" office:value="0.827137104534274">
            <text:p>0.8271371045</text:p>
          </table:table-cell>
          <table:table-cell table:number-columns-repeated="101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876369">
            <text:p>0.0876369</text:p>
          </table:table-cell>
          <table:table-cell office:value-type="float" office:value="0.136593">
            <text:p>0.136593</text:p>
          </table:table-cell>
          <table:table-cell office:value-type="float" office:value="0.31366">
            <text:p>0.31366</text:p>
          </table:table-cell>
          <table:table-cell office:value-type="float" office:value="0.135425">
            <text:p>0.135425</text:p>
          </table:table-cell>
          <table:table-cell office:value-type="float" office:value="0.0917703">
            <text:p>0.0917703</text:p>
          </table:table-cell>
          <table:table-cell office:value-type="float" office:value="0.0778795">
            <text:p>0.0778795</text:p>
          </table:table-cell>
          <table:table-cell office:value-type="float" office:value="0.0636615">
            <text:p>0.0636615</text:p>
          </table:table-cell>
          <table:table-cell office:value-type="float" office:value="0.173285">
            <text:p>0.173285</text:p>
          </table:table-cell>
          <table:table-cell office:value-type="float" office:value="0.351075">
            <text:p>0.351075</text:p>
          </table:table-cell>
          <table:table-cell office:value-type="float" office:value="0.292255">
            <text:p>0.292255</text:p>
          </table:table-cell>
          <table:table-cell table:formula="of:= 1 / ( 1 + AVERAGE([.B23:.K23]))" office:value-type="float" office:value="0.85300641941923">
            <text:p>0.8530064194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6328">
            <text:p>0.16328</text:p>
          </table:table-cell>
          <table:table-cell office:value-type="float" office:value="0.168663">
            <text:p>0.168663</text:p>
          </table:table-cell>
          <table:table-cell office:value-type="float" office:value="0.3783">
            <text:p>0.3783</text:p>
          </table:table-cell>
          <table:table-cell office:value-type="float" office:value="0.147438">
            <text:p>0.147438</text:p>
          </table:table-cell>
          <table:table-cell office:value-type="float" office:value="0.0600377">
            <text:p>0.0600377</text:p>
          </table:table-cell>
          <table:table-cell office:value-type="float" office:value="0.0917964">
            <text:p>0.0917964</text:p>
          </table:table-cell>
          <table:table-cell office:value-type="float" office:value="0.136028">
            <text:p>0.136028</text:p>
          </table:table-cell>
          <table:table-cell office:value-type="float" office:value="0.252601">
            <text:p>0.252601</text:p>
          </table:table-cell>
          <table:table-cell office:value-type="float" office:value="0.290991">
            <text:p>0.290991</text:p>
          </table:table-cell>
          <table:table-cell office:value-type="float" office:value="0.349434">
            <text:p>0.349434</text:p>
          </table:table-cell>
          <table:table-cell table:formula="of:= 1 / ( 1 + AVERAGE([.B24:.K24]))" office:value-type="float" office:value="0.830663504685121">
            <text:p>0.8306635047</text:p>
          </table:table-cell>
          <table:table-cell table:number-columns-repeated="101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862183">
            <text:p>0.0862183</text:p>
          </table:table-cell>
          <table:table-cell office:value-type="float" office:value="0.175613">
            <text:p>0.175613</text:p>
          </table:table-cell>
          <table:table-cell office:value-type="float" office:value="0.445228">
            <text:p>0.445228</text:p>
          </table:table-cell>
          <table:table-cell office:value-type="float" office:value="0.126982">
            <text:p>0.126982</text:p>
          </table:table-cell>
          <table:table-cell office:value-type="float" office:value="0.0945767">
            <text:p>0.0945767</text:p>
          </table:table-cell>
          <table:table-cell office:value-type="float" office:value="0.104185">
            <text:p>0.104185</text:p>
          </table:table-cell>
          <table:table-cell office:value-type="float" office:value="0.103235">
            <text:p>0.103235</text:p>
          </table:table-cell>
          <table:table-cell office:value-type="float" office:value="0.206167">
            <text:p>0.206167</text:p>
          </table:table-cell>
          <table:table-cell office:value-type="float" office:value="0.308087">
            <text:p>0.308087</text:p>
          </table:table-cell>
          <table:table-cell office:value-type="float" office:value="0.308808">
            <text:p>0.308808</text:p>
          </table:table-cell>
          <table:table-cell table:formula="of:= 1 / ( 1 + AVERAGE([.B25:.K25]))" office:value-type="float" office:value="0.836183324832136">
            <text:p>0.8361833248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.40253">
            <text:p>1.40253</text:p>
          </table:table-cell>
          <table:table-cell office:value-type="float" office:value="0.159988">
            <text:p>0.159988</text:p>
          </table:table-cell>
          <table:table-cell office:value-type="float" office:value="0.413795">
            <text:p>0.413795</text:p>
          </table:table-cell>
          <table:table-cell office:value-type="float" office:value="0.0925818">
            <text:p>0.0925818</text:p>
          </table:table-cell>
          <table:table-cell office:value-type="float" office:value="0.0548548">
            <text:p>0.0548548</text:p>
          </table:table-cell>
          <table:table-cell office:value-type="float" office:value="0.114983">
            <text:p>0.114983</text:p>
          </table:table-cell>
          <table:table-cell office:value-type="float" office:value="0.0623124">
            <text:p>0.0623124</text:p>
          </table:table-cell>
          <table:table-cell office:value-type="float" office:value="0.168469">
            <text:p>0.168469</text:p>
          </table:table-cell>
          <table:table-cell office:value-type="float" office:value="0.304845">
            <text:p>0.304845</text:p>
          </table:table-cell>
          <table:table-cell office:value-type="float" office:value="0.30891">
            <text:p>0.30891</text:p>
          </table:table-cell>
          <table:table-cell table:formula="of:= 1 / ( 1 + AVERAGE([.B26:.K26]))" office:value-type="float" office:value="0.764334968577043">
            <text:p>0.7643349686</text:p>
          </table:table-cell>
          <table:table-cell table:number-columns-repeated="101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0847">
            <text:p>0.10847</text:p>
          </table:table-cell>
          <table:table-cell office:value-type="float" office:value="0.21706">
            <text:p>0.21706</text:p>
          </table:table-cell>
          <table:table-cell office:value-type="float" office:value="0.360355">
            <text:p>0.360355</text:p>
          </table:table-cell>
          <table:table-cell office:value-type="float" office:value="0.181659">
            <text:p>0.181659</text:p>
          </table:table-cell>
          <table:table-cell office:value-type="float" office:value="0.118086">
            <text:p>0.118086</text:p>
          </table:table-cell>
          <table:table-cell office:value-type="float" office:value="0.111461">
            <text:p>0.111461</text:p>
          </table:table-cell>
          <table:table-cell office:value-type="float" office:value="0.0623746">
            <text:p>0.0623746</text:p>
          </table:table-cell>
          <table:table-cell office:value-type="float" office:value="0.187813">
            <text:p>0.187813</text:p>
          </table:table-cell>
          <table:table-cell office:value-type="float" office:value="0.285548">
            <text:p>0.285548</text:p>
          </table:table-cell>
          <table:table-cell office:value-type="float" office:value="0.304254">
            <text:p>0.304254</text:p>
          </table:table-cell>
          <table:table-cell table:formula="of:= 1 / ( 1 + AVERAGE([.B27:.K27]))" office:value-type="float" office:value="0.837725766884744">
            <text:p>0.8377257669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724978">
            <text:p>0.0724978</text:p>
          </table:table-cell>
          <table:table-cell office:value-type="float" office:value="0.148701">
            <text:p>0.148701</text:p>
          </table:table-cell>
          <table:table-cell office:value-type="float" office:value="0.413437">
            <text:p>0.413437</text:p>
          </table:table-cell>
          <table:table-cell office:value-type="float" office:value="0.124062">
            <text:p>0.124062</text:p>
          </table:table-cell>
          <table:table-cell office:value-type="float" office:value="0.134896">
            <text:p>0.134896</text:p>
          </table:table-cell>
          <table:table-cell office:value-type="float" office:value="0.0704661">
            <text:p>0.0704661</text:p>
          </table:table-cell>
          <table:table-cell office:value-type="float" office:value="0.107835">
            <text:p>0.107835</text:p>
          </table:table-cell>
          <table:table-cell office:value-type="float" office:value="0.201717">
            <text:p>0.201717</text:p>
          </table:table-cell>
          <table:table-cell office:value-type="float" office:value="0.387621">
            <text:p>0.387621</text:p>
          </table:table-cell>
          <table:table-cell office:value-type="float" office:value="0.368701">
            <text:p>0.368701</text:p>
          </table:table-cell>
          <table:table-cell table:formula="of:= 1 / ( 1 + AVERAGE([.B28:.K28]))" office:value-type="float" office:value="0.831259762782238">
            <text:p>0.8312597628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760272">
            <text:p>0.0760272</text:p>
          </table:table-cell>
          <table:table-cell office:value-type="float" office:value="0.148982">
            <text:p>0.148982</text:p>
          </table:table-cell>
          <table:table-cell office:value-type="float" office:value="0.497295">
            <text:p>0.497295</text:p>
          </table:table-cell>
          <table:table-cell office:value-type="float" office:value="0.145885">
            <text:p>0.145885</text:p>
          </table:table-cell>
          <table:table-cell office:value-type="float" office:value="0.0710214">
            <text:p>0.0710214</text:p>
          </table:table-cell>
          <table:table-cell office:value-type="float" office:value="0.0764904">
            <text:p>0.0764904</text:p>
          </table:table-cell>
          <table:table-cell office:value-type="float" office:value="0.087376">
            <text:p>0.087376</text:p>
          </table:table-cell>
          <table:table-cell office:value-type="float" office:value="0.196389">
            <text:p>0.196389</text:p>
          </table:table-cell>
          <table:table-cell office:value-type="float" office:value="0.249539">
            <text:p>0.249539</text:p>
          </table:table-cell>
          <table:table-cell office:value-type="float" office:value="0.309471">
            <text:p>0.309471</text:p>
          </table:table-cell>
          <table:table-cell table:formula="of:= 1 / ( 1 + AVERAGE([.B29:.K29]))" office:value-type="float" office:value="0.843278681004203">
            <text:p>0.843278681</text:p>
          </table:table-cell>
          <table:table-cell table:number-columns-repeated="101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676071">
            <text:p>0.0676071</text:p>
          </table:table-cell>
          <table:table-cell office:value-type="float" office:value="0.183819">
            <text:p>0.183819</text:p>
          </table:table-cell>
          <table:table-cell office:value-type="float" office:value="0.69401">
            <text:p>0.69401</text:p>
          </table:table-cell>
          <table:table-cell office:value-type="float" office:value="0.137176">
            <text:p>0.137176</text:p>
          </table:table-cell>
          <table:table-cell office:value-type="float" office:value="0.072964">
            <text:p>0.072964</text:p>
          </table:table-cell>
          <table:table-cell office:value-type="float" office:value="0.0894343">
            <text:p>0.0894343</text:p>
          </table:table-cell>
          <table:table-cell office:value-type="float" office:value="0.059964">
            <text:p>0.059964</text:p>
          </table:table-cell>
          <table:table-cell office:value-type="float" office:value="0.163301">
            <text:p>0.163301</text:p>
          </table:table-cell>
          <table:table-cell office:value-type="float" office:value="0.341287">
            <text:p>0.341287</text:p>
          </table:table-cell>
          <table:table-cell office:value-type="float" office:value="0.441329">
            <text:p>0.441329</text:p>
          </table:table-cell>
          <table:table-cell table:formula="of:= 1 / ( 1 + AVERAGE([.B30:.K30]))" office:value-type="float" office:value="0.816267133018582">
            <text:p>0.816267133</text:p>
          </table:table-cell>
          <table:table-cell table:number-columns-repeated="101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10879">
            <text:p>0.110879</text:p>
          </table:table-cell>
          <table:table-cell office:value-type="float" office:value="0.129298">
            <text:p>0.129298</text:p>
          </table:table-cell>
          <table:table-cell office:value-type="float" office:value="0.629566">
            <text:p>0.629566</text:p>
          </table:table-cell>
          <table:table-cell office:value-type="float" office:value="0.120937">
            <text:p>0.120937</text:p>
          </table:table-cell>
          <table:table-cell office:value-type="float" office:value="0.0670529">
            <text:p>0.0670529</text:p>
          </table:table-cell>
          <table:table-cell office:value-type="float" office:value="0.120303">
            <text:p>0.120303</text:p>
          </table:table-cell>
          <table:table-cell office:value-type="float" office:value="0.0616425">
            <text:p>0.0616425</text:p>
          </table:table-cell>
          <table:table-cell office:value-type="float" office:value="1.39975">
            <text:p>1.39975</text:p>
          </table:table-cell>
          <table:table-cell office:value-type="float" office:value="0.365388">
            <text:p>0.365388</text:p>
          </table:table-cell>
          <table:table-cell office:value-type="float" office:value="0.396542">
            <text:p>0.396542</text:p>
          </table:table-cell>
          <table:table-cell table:formula="of:= 1 / ( 1 + AVERAGE([.B31:.K31]))" office:value-type="float" office:value="0.746193012791897">
            <text:p>0.7461930128</text:p>
          </table:table-cell>
          <table:table-cell table:number-columns-repeated="101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0159">
            <text:p>0.10159</text:p>
          </table:table-cell>
          <table:table-cell office:value-type="float" office:value="0.120752">
            <text:p>0.120752</text:p>
          </table:table-cell>
          <table:table-cell office:value-type="float" office:value="0.486195">
            <text:p>0.486195</text:p>
          </table:table-cell>
          <table:table-cell office:value-type="float" office:value="0.150233">
            <text:p>0.150233</text:p>
          </table:table-cell>
          <table:table-cell office:value-type="float" office:value="0.0907727">
            <text:p>0.0907727</text:p>
          </table:table-cell>
          <table:table-cell office:value-type="float" office:value="0.0913928">
            <text:p>0.0913928</text:p>
          </table:table-cell>
          <table:table-cell office:value-type="float" office:value="0.0782578">
            <text:p>0.0782578</text:p>
          </table:table-cell>
          <table:table-cell office:value-type="float" office:value="0.0848306">
            <text:p>0.0848306</text:p>
          </table:table-cell>
          <table:table-cell office:value-type="float" office:value="0.697713">
            <text:p>0.697713</text:p>
          </table:table-cell>
          <table:table-cell office:value-type="float" office:value="0.442357">
            <text:p>0.442357</text:p>
          </table:table-cell>
          <table:table-cell table:formula="of:= 1 / ( 1 + AVERAGE([.B32:.K32]))" office:value-type="float" office:value="0.810104012575601">
            <text:p>0.8101040126</text:p>
          </table:table-cell>
          <table:table-cell table:number-columns-repeated="101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6411">
            <text:p>0.06411</text:p>
          </table:table-cell>
          <table:table-cell office:value-type="float" office:value="0.121865">
            <text:p>0.121865</text:p>
          </table:table-cell>
          <table:table-cell office:value-type="float" office:value="0.538188">
            <text:p>0.538188</text:p>
          </table:table-cell>
          <table:table-cell office:value-type="float" office:value="1.40281">
            <text:p>1.40281</text:p>
          </table:table-cell>
          <table:table-cell office:value-type="float" office:value="0.0669589">
            <text:p>0.0669589</text:p>
          </table:table-cell>
          <table:table-cell office:value-type="float" office:value="0.0690145">
            <text:p>0.0690145</text:p>
          </table:table-cell>
          <table:table-cell office:value-type="float" office:value="0.0581875">
            <text:p>0.0581875</text:p>
          </table:table-cell>
          <table:table-cell office:value-type="float" office:value="0.467361">
            <text:p>0.467361</text:p>
          </table:table-cell>
          <table:table-cell office:value-type="float" office:value="0.387398">
            <text:p>0.387398</text:p>
          </table:table-cell>
          <table:table-cell office:value-type="float" office:value="0.266246">
            <text:p>0.266246</text:p>
          </table:table-cell>
          <table:table-cell table:formula="of:= 1 / ( 1 + AVERAGE([.B33:.K33]))" office:value-type="float" office:value="0.743929226917898">
            <text:p>0.7439292269</text:p>
          </table:table-cell>
          <table:table-cell table:number-columns-repeated="101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832544">
            <text:p>0.0832544</text:p>
          </table:table-cell>
          <table:table-cell office:value-type="float" office:value="0.144432">
            <text:p>0.144432</text:p>
          </table:table-cell>
          <table:table-cell office:value-type="float" office:value="0.385291">
            <text:p>0.385291</text:p>
          </table:table-cell>
          <table:table-cell office:value-type="float" office:value="0.107652">
            <text:p>0.107652</text:p>
          </table:table-cell>
          <table:table-cell office:value-type="float" office:value="0.0640732">
            <text:p>0.0640732</text:p>
          </table:table-cell>
          <table:table-cell office:value-type="float" office:value="0.0629609">
            <text:p>0.0629609</text:p>
          </table:table-cell>
          <table:table-cell office:value-type="float" office:value="0.100451">
            <text:p>0.100451</text:p>
          </table:table-cell>
          <table:table-cell office:value-type="float" office:value="0.146913">
            <text:p>0.146913</text:p>
          </table:table-cell>
          <table:table-cell office:value-type="float" office:value="0.328198">
            <text:p>0.328198</text:p>
          </table:table-cell>
          <table:table-cell office:value-type="float" office:value="0.299916">
            <text:p>0.299916</text:p>
          </table:table-cell>
          <table:table-cell table:formula="of:= 1 / ( 1 + AVERAGE([.B34:.K34]))" office:value-type="float" office:value="0.853013673851842">
            <text:p>0.8530136739</text:p>
          </table:table-cell>
          <table:table-cell table:number-columns-repeated="101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819355">
            <text:p>0.0819355</text:p>
          </table:table-cell>
          <table:table-cell office:value-type="float" office:value="0.161541">
            <text:p>0.161541</text:p>
          </table:table-cell>
          <table:table-cell office:value-type="float" office:value="0.302781">
            <text:p>0.302781</text:p>
          </table:table-cell>
          <table:table-cell office:value-type="float" office:value="0.158605">
            <text:p>0.158605</text:p>
          </table:table-cell>
          <table:table-cell office:value-type="float" office:value="0.137567">
            <text:p>0.137567</text:p>
          </table:table-cell>
          <table:table-cell office:value-type="float" office:value="0.0623456">
            <text:p>0.0623456</text:p>
          </table:table-cell>
          <table:table-cell office:value-type="float" office:value="0.0488549">
            <text:p>0.0488549</text:p>
          </table:table-cell>
          <table:table-cell office:value-type="float" office:value="0.152439">
            <text:p>0.152439</text:p>
          </table:table-cell>
          <table:table-cell office:value-type="float" office:value="0.324088">
            <text:p>0.324088</text:p>
          </table:table-cell>
          <table:table-cell office:value-type="float" office:value="0.239684">
            <text:p>0.239684</text:p>
          </table:table-cell>
          <table:table-cell table:formula="of:= 1 / ( 1 + AVERAGE([.B35:.K35]))" office:value-type="float" office:value="0.856909704253897">
            <text:p>0.8569097043</text:p>
          </table:table-cell>
          <table:table-cell table:number-columns-repeated="101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566952">
            <text:p>0.0566952</text:p>
          </table:table-cell>
          <table:table-cell office:value-type="float" office:value="0.184553">
            <text:p>0.184553</text:p>
          </table:table-cell>
          <table:table-cell office:value-type="float" office:value="0.436734">
            <text:p>0.436734</text:p>
          </table:table-cell>
          <table:table-cell office:value-type="float" office:value="0.111961">
            <text:p>0.111961</text:p>
          </table:table-cell>
          <table:table-cell office:value-type="float" office:value="0.0921753">
            <text:p>0.0921753</text:p>
          </table:table-cell>
          <table:table-cell office:value-type="float" office:value="0.120568">
            <text:p>0.120568</text:p>
          </table:table-cell>
          <table:table-cell office:value-type="float" office:value="0.0705203">
            <text:p>0.0705203</text:p>
          </table:table-cell>
          <table:table-cell office:value-type="float" office:value="0.152526">
            <text:p>0.152526</text:p>
          </table:table-cell>
          <table:table-cell office:value-type="float" office:value="0.393632">
            <text:p>0.393632</text:p>
          </table:table-cell>
          <table:table-cell office:value-type="float" office:value="0.336662">
            <text:p>0.336662</text:p>
          </table:table-cell>
          <table:table-cell table:formula="of:= 1 / ( 1 + AVERAGE([.B36:.K36]))" office:value-type="float" office:value="0.836398258993531">
            <text:p>0.836398259</text:p>
          </table:table-cell>
          <table:table-cell table:number-columns-repeated="101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719702">
            <text:p>0.0719702</text:p>
          </table:table-cell>
          <table:table-cell office:value-type="float" office:value="0.107737">
            <text:p>0.107737</text:p>
          </table:table-cell>
          <table:table-cell office:value-type="float" office:value="0.622949">
            <text:p>0.622949</text:p>
          </table:table-cell>
          <table:table-cell office:value-type="float" office:value="0.156979">
            <text:p>0.156979</text:p>
          </table:table-cell>
          <table:table-cell office:value-type="float" office:value="0.073313">
            <text:p>0.073313</text:p>
          </table:table-cell>
          <table:table-cell office:value-type="float" office:value="0.101776">
            <text:p>0.101776</text:p>
          </table:table-cell>
          <table:table-cell office:value-type="float" office:value="0.0592638">
            <text:p>0.0592638</text:p>
          </table:table-cell>
          <table:table-cell office:value-type="float" office:value="0.116512">
            <text:p>0.116512</text:p>
          </table:table-cell>
          <table:table-cell office:value-type="float" office:value="0.38026">
            <text:p>0.38026</text:p>
          </table:table-cell>
          <table:table-cell office:value-type="float" office:value="0.323091">
            <text:p>0.323091</text:p>
          </table:table-cell>
          <table:table-cell table:formula="of:= 1 / ( 1 + AVERAGE([.B37:.K37]))" office:value-type="float" office:value="0.83237256729753">
            <text:p>0.8323725673</text:p>
          </table:table-cell>
          <table:table-cell table:number-columns-repeated="101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486842">
            <text:p>0.0486842</text:p>
          </table:table-cell>
          <table:table-cell office:value-type="float" office:value="0.149584">
            <text:p>0.149584</text:p>
          </table:table-cell>
          <table:table-cell office:value-type="float" office:value="0.661238">
            <text:p>0.661238</text:p>
          </table:table-cell>
          <table:table-cell office:value-type="float" office:value="0.0649996">
            <text:p>0.0649996</text:p>
          </table:table-cell>
          <table:table-cell office:value-type="float" office:value="0.0853259">
            <text:p>0.0853259</text:p>
          </table:table-cell>
          <table:table-cell office:value-type="float" office:value="0.0859447">
            <text:p>0.0859447</text:p>
          </table:table-cell>
          <table:table-cell office:value-type="float" office:value="0.0901841">
            <text:p>0.0901841</text:p>
          </table:table-cell>
          <table:table-cell office:value-type="float" office:value="0.101596">
            <text:p>0.101596</text:p>
          </table:table-cell>
          <table:table-cell office:value-type="float" office:value="0.423521">
            <text:p>0.423521</text:p>
          </table:table-cell>
          <table:table-cell office:value-type="float" office:value="0.402002">
            <text:p>0.402002</text:p>
          </table:table-cell>
          <table:table-cell table:formula="of:= 1 / ( 1 + AVERAGE([.B38:.K38]))" office:value-type="float" office:value="0.825553898164377">
            <text:p>0.8255538982</text:p>
          </table:table-cell>
          <table:table-cell table:number-columns-repeated="101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681364">
            <text:p>0.0681364</text:p>
          </table:table-cell>
          <table:table-cell office:value-type="float" office:value="0.137599">
            <text:p>0.137599</text:p>
          </table:table-cell>
          <table:table-cell office:value-type="float" office:value="0.487213">
            <text:p>0.487213</text:p>
          </table:table-cell>
          <table:table-cell office:value-type="float" office:value="0.156625">
            <text:p>0.156625</text:p>
          </table:table-cell>
          <table:table-cell office:value-type="float" office:value="0.0927269">
            <text:p>0.0927269</text:p>
          </table:table-cell>
          <table:table-cell office:value-type="float" office:value="0.0994124">
            <text:p>0.0994124</text:p>
          </table:table-cell>
          <table:table-cell office:value-type="float" office:value="0.0930301">
            <text:p>0.0930301</text:p>
          </table:table-cell>
          <table:table-cell office:value-type="float" office:value="0.12941">
            <text:p>0.12941</text:p>
          </table:table-cell>
          <table:table-cell office:value-type="float" office:value="0.430414">
            <text:p>0.430414</text:p>
          </table:table-cell>
          <table:table-cell office:value-type="float" office:value="0.301682">
            <text:p>0.301682</text:p>
          </table:table-cell>
          <table:table-cell table:formula="of:= 1 / ( 1 + AVERAGE([.B39:.K39]))" office:value-type="float" office:value="0.833593914791097">
            <text:p>0.8335939148</text:p>
          </table:table-cell>
          <table:table-cell table:number-columns-repeated="101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673974">
            <text:p>0.0673974</text:p>
          </table:table-cell>
          <table:table-cell office:value-type="float" office:value="0.124571">
            <text:p>0.124571</text:p>
          </table:table-cell>
          <table:table-cell office:value-type="float" office:value="0.390292">
            <text:p>0.390292</text:p>
          </table:table-cell>
          <table:table-cell office:value-type="float" office:value="0.0815858">
            <text:p>0.0815858</text:p>
          </table:table-cell>
          <table:table-cell office:value-type="float" office:value="0.107761">
            <text:p>0.107761</text:p>
          </table:table-cell>
          <table:table-cell office:value-type="float" office:value="0.107096">
            <text:p>0.107096</text:p>
          </table:table-cell>
          <table:table-cell office:value-type="float" office:value="0.0518755">
            <text:p>0.0518755</text:p>
          </table:table-cell>
          <table:table-cell office:value-type="float" office:value="0.153674">
            <text:p>0.153674</text:p>
          </table:table-cell>
          <table:table-cell office:value-type="float" office:value="0.401497">
            <text:p>0.401497</text:p>
          </table:table-cell>
          <table:table-cell office:value-type="float" office:value="0.346387">
            <text:p>0.346387</text:p>
          </table:table-cell>
          <table:table-cell table:formula="of:= 1 / ( 1 + AVERAGE([.B40:.K40]))" office:value-type="float" office:value="0.845155888031618">
            <text:p>0.845155888</text:p>
          </table:table-cell>
          <table:table-cell table:number-columns-repeated="101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770175">
            <text:p>0.0770175</text:p>
          </table:table-cell>
          <table:table-cell office:value-type="float" office:value="0.0955183">
            <text:p>0.0955183</text:p>
          </table:table-cell>
          <table:table-cell office:value-type="float" office:value="0.475456">
            <text:p>0.475456</text:p>
          </table:table-cell>
          <table:table-cell office:value-type="float" office:value="0.10823">
            <text:p>0.10823</text:p>
          </table:table-cell>
          <table:table-cell office:value-type="float" office:value="0.0817455">
            <text:p>0.0817455</text:p>
          </table:table-cell>
          <table:table-cell office:value-type="float" office:value="0.0687641">
            <text:p>0.0687641</text:p>
          </table:table-cell>
          <table:table-cell office:value-type="float" office:value="0.0605925">
            <text:p>0.0605925</text:p>
          </table:table-cell>
          <table:table-cell office:value-type="float" office:value="0.157097">
            <text:p>0.157097</text:p>
          </table:table-cell>
          <table:table-cell office:value-type="float" office:value="0.687003">
            <text:p>0.687003</text:p>
          </table:table-cell>
          <table:table-cell office:value-type="float" office:value="0.311695">
            <text:p>0.311695</text:p>
          </table:table-cell>
          <table:table-cell table:formula="of:= 1 / ( 1 + AVERAGE([.B41:.K41]))" office:value-type="float" office:value="0.824870240281154">
            <text:p>0.8248702403</text:p>
          </table:table-cell>
          <table:table-cell table:number-columns-repeated="101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871731">
            <text:p>0.0871731</text:p>
          </table:table-cell>
          <table:table-cell office:value-type="float" office:value="0.133284">
            <text:p>0.133284</text:p>
          </table:table-cell>
          <table:table-cell office:value-type="float" office:value="0.454781">
            <text:p>0.454781</text:p>
          </table:table-cell>
          <table:table-cell office:value-type="float" office:value="0.106359">
            <text:p>0.106359</text:p>
          </table:table-cell>
          <table:table-cell office:value-type="float" office:value="0.080688">
            <text:p>0.080688</text:p>
          </table:table-cell>
          <table:table-cell office:value-type="float" office:value="0.12944">
            <text:p>0.12944</text:p>
          </table:table-cell>
          <table:table-cell office:value-type="float" office:value="0.0761611">
            <text:p>0.0761611</text:p>
          </table:table-cell>
          <table:table-cell office:value-type="float" office:value="0.145739">
            <text:p>0.145739</text:p>
          </table:table-cell>
          <table:table-cell office:value-type="float" office:value="0.368098">
            <text:p>0.368098</text:p>
          </table:table-cell>
          <table:table-cell office:value-type="float" office:value="0.359886">
            <text:p>0.359886</text:p>
          </table:table-cell>
          <table:table-cell table:formula="of:= 1 / ( 1 + AVERAGE([.B42:.K42]))" office:value-type="float" office:value="0.837408077296651">
            <text:p>0.8374080773</text:p>
          </table:table-cell>
          <table:table-cell table:number-columns-repeated="101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649903">
            <text:p>0.0649903</text:p>
          </table:table-cell>
          <table:table-cell office:value-type="float" office:value="0.109107">
            <text:p>0.109107</text:p>
          </table:table-cell>
          <table:table-cell office:value-type="float" office:value="0.414441">
            <text:p>0.414441</text:p>
          </table:table-cell>
          <table:table-cell office:value-type="float" office:value="0.156404">
            <text:p>0.156404</text:p>
          </table:table-cell>
          <table:table-cell office:value-type="float" office:value="0.0879202">
            <text:p>0.0879202</text:p>
          </table:table-cell>
          <table:table-cell office:value-type="float" office:value="0.399943">
            <text:p>0.399943</text:p>
          </table:table-cell>
          <table:table-cell office:value-type="float" office:value="0.0732129">
            <text:p>0.0732129</text:p>
          </table:table-cell>
          <table:table-cell office:value-type="float" office:value="0.143443">
            <text:p>0.143443</text:p>
          </table:table-cell>
          <table:table-cell office:value-type="float" office:value="0.453193">
            <text:p>0.453193</text:p>
          </table:table-cell>
          <table:table-cell office:value-type="float" office:value="0.31404">
            <text:p>0.31404</text:p>
          </table:table-cell>
          <table:table-cell table:formula="of:= 1 / ( 1 + AVERAGE([.B43:.K43]))" office:value-type="float" office:value="0.818552029917356">
            <text:p>0.8185520299</text:p>
          </table:table-cell>
          <table:table-cell table:number-columns-repeated="101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05046">
            <text:p>0.105046</text:p>
          </table:table-cell>
          <table:table-cell office:value-type="float" office:value="0.106898">
            <text:p>0.106898</text:p>
          </table:table-cell>
          <table:table-cell office:value-type="float" office:value="0.384565">
            <text:p>0.384565</text:p>
          </table:table-cell>
          <table:table-cell office:value-type="float" office:value="0.116737">
            <text:p>0.116737</text:p>
          </table:table-cell>
          <table:table-cell office:value-type="float" office:value="0.0837041">
            <text:p>0.0837041</text:p>
          </table:table-cell>
          <table:table-cell office:value-type="float" office:value="0.411497">
            <text:p>0.411497</text:p>
          </table:table-cell>
          <table:table-cell office:value-type="float" office:value="0.0626881">
            <text:p>0.0626881</text:p>
          </table:table-cell>
          <table:table-cell office:value-type="float" office:value="0.13376">
            <text:p>0.13376</text:p>
          </table:table-cell>
          <table:table-cell office:value-type="float" office:value="0.368834">
            <text:p>0.368834</text:p>
          </table:table-cell>
          <table:table-cell office:value-type="float" office:value="0.389371">
            <text:p>0.389371</text:p>
          </table:table-cell>
          <table:table-cell table:formula="of:= 1 / ( 1 + AVERAGE([.B44:.K44]))" office:value-type="float" office:value="0.822158811122842">
            <text:p>0.8221588111</text:p>
          </table:table-cell>
          <table:table-cell table:number-columns-repeated="101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64961">
            <text:p>0.064961</text:p>
          </table:table-cell>
          <table:table-cell office:value-type="float" office:value="0.104171">
            <text:p>0.104171</text:p>
          </table:table-cell>
          <table:table-cell office:value-type="float" office:value="0.345554">
            <text:p>0.345554</text:p>
          </table:table-cell>
          <table:table-cell office:value-type="float" office:value="149.486">
            <text:p>149.486</text:p>
          </table:table-cell>
          <table:table-cell office:value-type="float" office:value="0.0661794">
            <text:p>0.0661794</text:p>
          </table:table-cell>
          <table:table-cell office:value-type="float" office:value="0.0866621">
            <text:p>0.0866621</text:p>
          </table:table-cell>
          <table:table-cell office:value-type="float" office:value="0.0601995">
            <text:p>0.0601995</text:p>
          </table:table-cell>
          <table:table-cell office:value-type="float" office:value="0.133943">
            <text:p>0.133943</text:p>
          </table:table-cell>
          <table:table-cell office:value-type="float" office:value="0.278118">
            <text:p>0.278118</text:p>
          </table:table-cell>
          <table:table-cell office:value-type="float" office:value="0.513509">
            <text:p>0.513509</text:p>
          </table:table-cell>
          <table:table-cell table:formula="of:= 1 / ( 1 + AVERAGE([.B45:.K45]))" office:value-type="float" office:value="0.0620581086437283">
            <text:p>0.0620581086</text:p>
          </table:table-cell>
          <table:table-cell table:number-columns-repeated="101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735605">
            <text:p>0.0735605</text:p>
          </table:table-cell>
          <table:table-cell office:value-type="float" office:value="0.150132">
            <text:p>0.150132</text:p>
          </table:table-cell>
          <table:table-cell office:value-type="float" office:value="0.5703">
            <text:p>0.5703</text:p>
          </table:table-cell>
          <table:table-cell office:value-type="float" office:value="0.132925">
            <text:p>0.132925</text:p>
          </table:table-cell>
          <table:table-cell office:value-type="float" office:value="0.0666574">
            <text:p>0.0666574</text:p>
          </table:table-cell>
          <table:table-cell office:value-type="float" office:value="0.0860692">
            <text:p>0.0860692</text:p>
          </table:table-cell>
          <table:table-cell office:value-type="float" office:value="0.0514438">
            <text:p>0.0514438</text:p>
          </table:table-cell>
          <table:table-cell office:value-type="float" office:value="0.104057">
            <text:p>0.104057</text:p>
          </table:table-cell>
          <table:table-cell office:value-type="float" office:value="0.43659">
            <text:p>0.43659</text:p>
          </table:table-cell>
          <table:table-cell office:value-type="float" office:value="0.473615">
            <text:p>0.473615</text:p>
          </table:table-cell>
          <table:table-cell table:formula="of:= 1 / ( 1 + AVERAGE([.B46:.K46]))" office:value-type="float" office:value="0.823360387501063">
            <text:p>0.8233603875</text:p>
          </table:table-cell>
          <table:table-cell table:number-columns-repeated="101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780035">
            <text:p>0.0780035</text:p>
          </table:table-cell>
          <table:table-cell office:value-type="float" office:value="0.0993941">
            <text:p>0.0993941</text:p>
          </table:table-cell>
          <table:table-cell office:value-type="float" office:value="0.348363">
            <text:p>0.348363</text:p>
          </table:table-cell>
          <table:table-cell office:value-type="float" office:value="0.0632545">
            <text:p>0.0632545</text:p>
          </table:table-cell>
          <table:table-cell office:value-type="float" office:value="0.0784221">
            <text:p>0.0784221</text:p>
          </table:table-cell>
          <table:table-cell office:value-type="float" office:value="1.39507">
            <text:p>1.39507</text:p>
          </table:table-cell>
          <table:table-cell office:value-type="float" office:value="0.0577334">
            <text:p>0.0577334</text:p>
          </table:table-cell>
          <table:table-cell office:value-type="float" office:value="0.145449">
            <text:p>0.145449</text:p>
          </table:table-cell>
          <table:table-cell office:value-type="float" office:value="0.348112">
            <text:p>0.348112</text:p>
          </table:table-cell>
          <table:table-cell office:value-type="float" office:value="0.352242">
            <text:p>0.352242</text:p>
          </table:table-cell>
          <table:table-cell table:formula="of:= 1 / ( 1 + AVERAGE([.B47:.K47]))" office:value-type="float" office:value="0.771245285647505">
            <text:p>0.7712452856</text:p>
          </table:table-cell>
          <table:table-cell table:number-columns-repeated="101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784675">
            <text:p>0.0784675</text:p>
          </table:table-cell>
          <table:table-cell office:value-type="float" office:value="0.102221">
            <text:p>0.102221</text:p>
          </table:table-cell>
          <table:table-cell office:value-type="float" office:value="0.65008">
            <text:p>0.65008</text:p>
          </table:table-cell>
          <table:table-cell office:value-type="float" office:value="0.0986525">
            <text:p>0.0986525</text:p>
          </table:table-cell>
          <table:table-cell office:value-type="float" office:value="0.0494782">
            <text:p>0.0494782</text:p>
          </table:table-cell>
          <table:table-cell office:value-type="float" office:value="0.0823194">
            <text:p>0.0823194</text:p>
          </table:table-cell>
          <table:table-cell office:value-type="float" office:value="0.0698165">
            <text:p>0.0698165</text:p>
          </table:table-cell>
          <table:table-cell office:value-type="float" office:value="0.0860682">
            <text:p>0.0860682</text:p>
          </table:table-cell>
          <table:table-cell office:value-type="float" office:value="0.484537">
            <text:p>0.484537</text:p>
          </table:table-cell>
          <table:table-cell office:value-type="float" office:value="0.475865">
            <text:p>0.475865</text:p>
          </table:table-cell>
          <table:table-cell table:formula="of:= 1 / ( 1 + AVERAGE([.B48:.K48]))" office:value-type="float" office:value="0.821186257254185">
            <text:p>0.8211862573</text:p>
          </table:table-cell>
          <table:table-cell table:number-columns-repeated="101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708991">
            <text:p>0.0708991</text:p>
          </table:table-cell>
          <table:table-cell office:value-type="float" office:value="0.453238">
            <text:p>0.453238</text:p>
          </table:table-cell>
          <table:table-cell office:value-type="float" office:value="0.753016">
            <text:p>0.753016</text:p>
          </table:table-cell>
          <table:table-cell office:value-type="float" office:value="0.0839416">
            <text:p>0.0839416</text:p>
          </table:table-cell>
          <table:table-cell office:value-type="float" office:value="0.0471289">
            <text:p>0.0471289</text:p>
          </table:table-cell>
          <table:table-cell office:value-type="float" office:value="0.0695642">
            <text:p>0.0695642</text:p>
          </table:table-cell>
          <table:table-cell office:value-type="float" office:value="0.0485873">
            <text:p>0.0485873</text:p>
          </table:table-cell>
          <table:table-cell office:value-type="float" office:value="0.134034">
            <text:p>0.134034</text:p>
          </table:table-cell>
          <table:table-cell office:value-type="float" office:value="0.446315">
            <text:p>0.446315</text:p>
          </table:table-cell>
          <table:table-cell office:value-type="float" office:value="0.478297">
            <text:p>0.478297</text:p>
          </table:table-cell>
          <table:table-cell table:formula="of:= 1 / ( 1 + AVERAGE([.B49:.K49]))" office:value-type="float" office:value="0.794595409935387">
            <text:p>0.7945954099</text:p>
          </table:table-cell>
          <table:table-cell table:number-columns-repeated="101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965363">
            <text:p>0.0965363</text:p>
          </table:table-cell>
          <table:table-cell office:value-type="float" office:value="0.100637">
            <text:p>0.100637</text:p>
          </table:table-cell>
          <table:table-cell office:value-type="float" office:value="0.635761">
            <text:p>0.635761</text:p>
          </table:table-cell>
          <table:table-cell office:value-type="float" office:value="0.0640071">
            <text:p>0.0640071</text:p>
          </table:table-cell>
          <table:table-cell office:value-type="float" office:value="0.0978726">
            <text:p>0.0978726</text:p>
          </table:table-cell>
          <table:table-cell office:value-type="float" office:value="0.102185">
            <text:p>0.102185</text:p>
          </table:table-cell>
          <table:table-cell office:value-type="float" office:value="0.0448459">
            <text:p>0.0448459</text:p>
          </table:table-cell>
          <table:table-cell office:value-type="float" office:value="0.115023">
            <text:p>0.115023</text:p>
          </table:table-cell>
          <table:table-cell office:value-type="float" office:value="0.416428">
            <text:p>0.416428</text:p>
          </table:table-cell>
          <table:table-cell office:value-type="float" office:value="0.599286">
            <text:p>0.599286</text:p>
          </table:table-cell>
          <table:table-cell table:formula="of:= 1 / ( 1 + AVERAGE([.B50:.K50]))" office:value-type="float" office:value="0.814824466561515">
            <text:p>0.8148244666</text:p>
          </table:table-cell>
          <table:table-cell table:number-columns-repeated="101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07831">
            <text:p>0.107831</text:p>
          </table:table-cell>
          <table:table-cell office:value-type="float" office:value="0.109264">
            <text:p>0.109264</text:p>
          </table:table-cell>
          <table:table-cell office:value-type="float" office:value="0.642949">
            <text:p>0.642949</text:p>
          </table:table-cell>
          <table:table-cell office:value-type="float" office:value="0.0723537">
            <text:p>0.0723537</text:p>
          </table:table-cell>
          <table:table-cell office:value-type="float" office:value="0.095527">
            <text:p>0.095527</text:p>
          </table:table-cell>
          <table:table-cell office:value-type="float" office:value="0.122093">
            <text:p>0.122093</text:p>
          </table:table-cell>
          <table:table-cell office:value-type="float" office:value="0.0515891">
            <text:p>0.0515891</text:p>
          </table:table-cell>
          <table:table-cell office:value-type="float" office:value="0.432649">
            <text:p>0.432649</text:p>
          </table:table-cell>
          <table:table-cell office:value-type="float" office:value="0.367162">
            <text:p>0.367162</text:p>
          </table:table-cell>
          <table:table-cell office:value-type="float" office:value="0.45959">
            <text:p>0.45959</text:p>
          </table:table-cell>
          <table:table-cell table:formula="of:= 1 / ( 1 + AVERAGE([.B51:.K51]))" office:value-type="float" office:value="0.802503309563774">
            <text:p>0.8025033096</text:p>
          </table:table-cell>
          <table:table-cell table:number-columns-repeated="101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02357">
            <text:p>0.102357</text:p>
          </table:table-cell>
          <table:table-cell office:value-type="float" office:value="0.100151">
            <text:p>0.100151</text:p>
          </table:table-cell>
          <table:table-cell office:value-type="float" office:value="0.441118">
            <text:p>0.441118</text:p>
          </table:table-cell>
          <table:table-cell office:value-type="float" office:value="0.130927">
            <text:p>0.130927</text:p>
          </table:table-cell>
          <table:table-cell office:value-type="float" office:value="0.0968953">
            <text:p>0.0968953</text:p>
          </table:table-cell>
          <table:table-cell office:value-type="float" office:value="0.143389">
            <text:p>0.143389</text:p>
          </table:table-cell>
          <table:table-cell office:value-type="float" office:value="0.0230674">
            <text:p>0.0230674</text:p>
          </table:table-cell>
          <table:table-cell office:value-type="float" office:value="0.115844">
            <text:p>0.115844</text:p>
          </table:table-cell>
          <table:table-cell office:value-type="float" office:value="0.331007">
            <text:p>0.331007</text:p>
          </table:table-cell>
          <table:table-cell office:value-type="float" office:value="0.457409">
            <text:p>0.457409</text:p>
          </table:table-cell>
          <table:table-cell table:formula="of:= 1 / ( 1 + AVERAGE([.B52:.K52]))" office:value-type="float" office:value="0.837369124544062">
            <text:p>0.8373691245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3T23:32:53</dc:date>
    <dc:creator>zafrik </dc:creator>
    <meta:generator>LibreOffice/3.5$Linux_X86_64 LibreOffice_project/350m1$Build-2</meta:generator>
    <meta:editing-duration>P0D</meta:editing-duration>
    <meta:editing-cycles>1</meta:editing-cycles>
    <meta:document-statistic meta:table-count="2" meta:cell-count="1248" meta:object-count="0"/>
  </office:meta>
</office:document-meta>
</file>